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8.5cm" style:rel-column-width="32768*"/>
    </style:style>
    <style:style style:name="Tabelle2.B" style:family="table-column">
      <style:table-column-properties style:column-width="8.5cm" style:rel-column-width="32767*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B1" style:family="table-cell">
      <style:table-cell-properties fo:padding="0.097cm" fo:border-left="none" fo:border-right="0.05pt solid #000000" fo:border-top="0.05pt solid #000000" fo:border-bottom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B2" style:family="table-cell">
      <style:table-cell-properties fo:padding="0.097cm" fo:border-left="none" fo:border-right="0.05pt solid #000000" fo:border-top="none" fo:border-bottom="0.05pt solid #000000"/>
    </style:style>
    <style:style style:name="Tabelle2.B8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901" style:family="table-cell">
      <style:table-cell-properties fo:padding="0.097cm" fo:border-left="0.05pt solid #000000" fo:border-right="none" fo:border-top="none" fo:border-bottom="none"/>
    </style:style>
    <style:style style:name="Tabelle2.B901" style:family="table-cell">
      <style:table-cell-properties fo:padding="0.097cm" fo:border-left="0.05pt solid #000000" fo:border-right="0.05pt solid #000000" fo:border-top="none" fo:border-bottom="none"/>
    </style:style>
    <style:style style:name="P1" style:family="paragraph" style:parent-style-name="Standard">
      <style:text-properties officeooo:paragraph-rsid="0007ee87"/>
    </style:style>
    <style:style style:name="P2" style:family="paragraph" style:parent-style-name="Standard">
      <style:text-properties officeooo:paragraph-rsid="000a3320"/>
    </style:style>
    <style:style style:name="T1" style:family="text">
      <style:text-properties officeooo:rsid="000a332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Standard">Kajetan Abgarowicz</text:p>
          </table:table-cell>
          <table:table-cell table:style-name="Tabelle2.B1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Adolf Abrahamowicz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Igor Abramow-Newerly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Jarosław Abramow-Newerly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Bogusław Adamowicz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Jerzy Afanasjew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Władysław Ludwik Anczyc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Beata Andrzejczuk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Jerzy Andrzejews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Wiesław Andrzejews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Gall Anonim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Karol Antoniewicz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Bohdan Arct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Franciszka Arnsztajnowa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Adam Asnyk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Halina Auderska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Krzysztof Kamil Baczyńs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Stanisław Baczyńs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Karol Badec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Joachim Baden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Jerzy Badura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Ewa Bagłaj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Adam Bahdaj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Józef Baka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Stefan Balic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Stanisław Balińs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Michał Bałuc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Jerzy Samuel Bandtkie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Marcin Baran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Marek Baraniec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Stanisław Barańczak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Stanisław Barącz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Zygmunt Bartkiewicz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Stanisław Barzykows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Zbigniew Batko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Josef Bau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Cyprian Bazylik</text:p>
          </table:table-cell>
          <table:table-cell table:style-name="Tabelle2.B2" office:value-type="string">
            <text:p text:style-name="Standard"/>
          </table:table-cell>
        </table:table-row>
        <text:soft-page-break/>
        <table:table-row>
          <table:table-cell table:style-name="Tabelle2.A2" office:value-type="string">
            <text:p text:style-name="Standard">Lech Bądkows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Wojciech Bąk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Leo Belmont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Władysław Bełza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Mateusz Bembus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Konstancja Benisławska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Stanisław Bereś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Wacław Berent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Feliks Bernatowicz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Ryszard Berwińs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Czesław Białczyńs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Grzegorz Białkows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Ewa Białołęcka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Miron Białoszews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Miłosz Biedrzyc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Krzysztof Bielec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Joachim Biels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Marcin Biels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Józef Bieniasz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<text:s/>Biernat z Lublina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Józef Blizińs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Andrzej Bobkows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Józef Maria Bocheńs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Teresa Bogusławska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Antoni Bogusławs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Helena Boguszewska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Wojciech Bogusławs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Franciszek Bohomolec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Ignacy Bohusz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Juliusz Erazm Bolek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Norbert Bonczyk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Dyzma Bończa-Tomaszews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Karol Olgierd Borchardt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Tadeusz Borows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Krzysztof Boruń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Marek Borysewicz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<text:s/>Borzymowski Marcin</text:p>
          </table:table-cell>
          <table:table-cell table:style-name="Tabelle2.B2" office:value-type="string">
            <text:p text:style-name="Standard"/>
          </table:table-cell>
        </table:table-row>
        <text:soft-page-break/>
        <table:table-row>
          <table:table-cell table:style-name="Tabelle2.A2" office:value-type="string">
            <text:p text:style-name="Standard">Roman Brandstaetter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Kazimierz Brandys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Marian Brandys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Roman Bratny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Jerzy Braun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Tadeusz Breza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Feliks Brodows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Andrzej Brodzińs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Kazimierz Brodzińs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Władysław Broniews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Jerzy Broszkiewicz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Marcin Bruczkows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Alojzy Fryderyk Brühl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Antoni Brykczyńs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Ernest Bryll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Jan Brzechwa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Anna Brzezińska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Jan Brzękows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Michał Hieronim Brzostows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Jan Brzoza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Stanisław Brzozows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Leopold Buczkows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Marian Ruth Buczkows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Teofil Budzanows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Mirosław Bujko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Władysław Bukowińs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Karol Bunsch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Feliks Burdec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Tomasz Burek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Andrzej Bursa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Bogusław Butrymowicz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Zofia Bystrzycka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Przemysław Bystrzyc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Wojciech Cejrows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Joanna Chmielewska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Benedykt Chmielows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<text:s/>Chabrowski Tadeusz</text:p>
          </table:table-cell>
          <table:table-cell table:style-name="Tabelle2.B2" office:value-type="string">
            <text:p text:style-name="Standard"/>
          </table:table-cell>
        </table:table-row>
        <text:soft-page-break/>
        <table:table-row>
          <table:table-cell table:style-name="Tabelle2.A2" office:value-type="string">
            <text:p text:style-name="Standard">Leon Chwistek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Kazimierz Chłędows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Aleksander Chodźko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Ignacy Chodźko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Michał Chodźko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Michał Choromańs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Wanda Chotomska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<text:s/>Chróścielewski Tadeusz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Czesław Chruszczews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Jerzy Ciechanowicz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Kasper Cichoc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Stanisław Ciołek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Maciej Cisło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Maria Cyranowicz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Antoni Czajkows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Michał Czajkows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P1">Ferdynand Władysław Czaplicki</text:p>
          </table:table-cell>
          <table:table-cell table:style-name="Tabelle2.B2" office:value-type="string">
            <text:p text:style-name="P1"/>
          </table:table-cell>
        </table:table-row>
        <table:table-row>
          <table:table-cell table:style-name="Tabelle2.A2" office:value-type="string">
            <text:p text:style-name="Standard">Józef Czaps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P1">Adam Kazimierz Czartoryski</text:p>
          </table:table-cell>
          <table:table-cell table:style-name="Tabelle2.B2" office:value-type="string">
            <text:p text:style-name="P1"/>
          </table:table-cell>
        </table:table-row>
        <table:table-row>
          <table:table-cell table:style-name="Tabelle2.A2" office:value-type="string">
            <text:p text:style-name="Standard">Adam Jerzy Czartorys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Józef Czechowicz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Jan Czeczot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Bohdan Czeszko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Michał Dadlez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Roman Danak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Jan Dantyszek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Stefan Darda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Maria Dąbrowska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Adam Decows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Jacek Dehnel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Andrzej Dębkows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Wojciech Dębołęc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Eugeniusz Dębs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Jan Długosz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Leszek Długosz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P1">Franciszek Ksawery Dmochowski</text:p>
          </table:table-cell>
          <table:table-cell table:style-name="Tabelle2.B2" office:value-type="string">
            <text:p text:style-name="P1"/>
          </table:table-cell>
        </table:table-row>
        <table:table-row>
          <table:table-cell table:style-name="Tabelle2.A2" office:value-type="string">
            <text:p text:style-name="Standard">Franciszek Salezy Dmochowski</text:p>
          </table:table-cell>
          <table:table-cell table:style-name="Tabelle2.B2" office:value-type="string">
            <text:p text:style-name="Standard"/>
          </table:table-cell>
        </table:table-row>
        <text:soft-page-break/>
        <table:table-row>
          <table:table-cell table:style-name="Tabelle2.A2" office:value-type="string">
            <text:p text:style-name="Standard">Jan Dobraczyńs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Tadeusz Dołęga-Mostowicz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Ludwik Dorn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Grzegorz Drukarczyk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Elżbieta Drużbacka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Kasper Drużbic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Andrzej Drzewińs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Harry Duda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Jacek Dukaj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Józef Dunin-Borkows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Leszek Dunin-Borkows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Stanisław Dunin-Karwic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Adolf Dygasińs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Stanisław Dygat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Jerzy Stanisław Dzieduszyc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Józef Bohdan Dziekońs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Józef Dzierzkows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Ryszard Dżaman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Gustaw Ehrenberg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Ludwik Eminowicz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Leszek Engelking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Emilia Eysymont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Franciszek M. Eysymont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Ewa Felińska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Alojzy Felińs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Konrad Fiałkows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Arkady Fiedler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<text:s/>Filipiak Izabela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Kornel Filipowicz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Stanisława Fleszarowa-Muskat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Aleksander Fredro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Andrzej Maksymilian Fredro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Andrzej Frycz Modrzews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Marta Fox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Tadeusz Gajcy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Konstanty Ildefons Gałczyńs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Marek Gajdziński</text:p>
          </table:table-cell>
          <table:table-cell table:style-name="Tabelle2.B2" office:value-type="string">
            <text:p text:style-name="Standard"/>
          </table:table-cell>
        </table:table-row>
        <text:soft-page-break/>
        <table:table-row>
          <table:table-cell table:style-name="Tabelle2.A2" office:value-type="string">
            <text:p text:style-name="Standard">Andrzej Gałka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Stefan Florian Garczyńs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Helena Orlicz Garlikowska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Józef Garlińs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Konstanty Gaszyńs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Feliks Gawdzic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Józef Gawłowicz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Wacław Gąsiorows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Juliusz German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Tadeusz Gieryms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Agaton Giller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Grzegorz Glass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Janusz Głowac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Jan Gnatows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Cyprian Godebs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Ferdynand Goetel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Pola Gojawiczyńska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Kazimierz Gołba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Antoni Gołubiew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Witold Gombrowicz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P1">Juliusz Wiktor Gomulicki</text:p>
          </table:table-cell>
          <table:table-cell table:style-name="Tabelle2.B2" office:value-type="string">
            <text:p text:style-name="P1"/>
          </table:table-cell>
        </table:table-row>
        <table:table-row>
          <table:table-cell table:style-name="Tabelle2.A2" office:value-type="string">
            <text:p text:style-name="Standard">Wiktor Gomulic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Bolesław Gorczyńs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Antoni Gorec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Stanisław Goszczurny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Seweryn Goszczyńs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Wawrzyniec Goślic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Teodor Goździkiewicz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Łukasz Górnic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Artur Górs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Konstanty Górs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Stefan Grabińs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Sebastian Grabowiec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<text:s/>Grabowski Andrzej Marek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Michał Grabows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Emanuel Grim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Katarzyna Grochola</text:p>
          </table:table-cell>
          <table:table-cell table:style-name="Tabelle2.B2" office:value-type="string">
            <text:p text:style-name="Standard"/>
          </table:table-cell>
        </table:table-row>
        <text:soft-page-break/>
        <table:table-row>
          <table:table-cell table:style-name="Tabelle2.A2" office:value-type="string">
            <text:p text:style-name="Standard">Stanisław Grochowiak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Stanisław Grochows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Henryk Grynberg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Stanisław Grzesiuk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Jarosław Grzędowicz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Adam Grzymała-Siedlec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Edward Guziakiewicz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Feliks Gwiżdż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Jerzy Harasymowicz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Marek Harny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Marian Hemar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Józef Hen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Józef Albin Herbaczews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Zbigniew Herbert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Jan Szczęsny Herburt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Gustaw Herling-Grudzińs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Paweł Hertz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Amelia Hertzówna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Marek Hłasko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Klementyna Hoffmanowa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Adam Hollanek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Zbigniew Hołdys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Wilam Horzyca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Stanisław Hozjusz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Marek S. Huberath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Jerzy Hulewicz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Kazimierz Hulewicz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<text:s/>Huskowski Jan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Mikołaj Hussowczyk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Jan Hyjek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Jędrzej W. Ilukowicz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Kazimiera Iłłakowiczówna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Jacek Inglot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Ireneusz Iredyńs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Karol Irzykows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Tadeusz Isakowicz-Zales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Jarosław Iwaszkiewicz</text:p>
          </table:table-cell>
          <table:table-cell table:style-name="Tabelle2.B2" office:value-type="string">
            <text:p text:style-name="Standard"/>
          </table:table-cell>
        </table:table-row>
        <text:soft-page-break/>
        <table:table-row>
          <table:table-cell table:style-name="Tabelle2.A2" office:value-type="string">
            <text:p text:style-name="Standard">Feliks Jabłczyńs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Jan Stanisław Jabłonows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Ludwik Jabłonows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Stanisław Wincenty Jabłonows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Władysław Jabłonows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Stanisław Jachowicz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Marian Jakóbiec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Czesław Janczars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Klemens Janic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Stanisław Janke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Anna Janko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Aleksander Janta-Połczyńs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Adolf Januszkiewicz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Eustachy Januszkiewicz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Elżbieta Jaraczewska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P2">Kazimierz Jarochowski</text:p>
          </table:table-cell>
          <table:table-cell table:style-name="Tabelle2.B2" office:value-type="string">
            <text:p text:style-name="P2"/>
          </table:table-cell>
        </table:table-row>
        <table:table-row>
          <table:table-cell table:style-name="Tabelle2.A2" office:value-type="string">
            <text:p text:style-name="P2">Jarmołowski Jerzy</text:p>
          </table:table-cell>
          <table:table-cell table:style-name="Tabelle2.B2" office:value-type="string">
            <text:p text:style-name="P2"/>
          </table:table-cell>
        </table:table-row>
        <table:table-row>
          <table:table-cell table:style-name="Tabelle2.A2" office:value-type="string">
            <text:p text:style-name="Standard">Adam Jarzębs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Paweł Jasienica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Bruno Jasieńs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Feliks Jasieńs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Jakub Jasińs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Mieczysław Jastrun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Tomasz Jastrun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Józef Jedlicz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Aleksander Jels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Aleksander Jełowic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Teodor Jeske-Choińs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Franciszek Salezy Jeziers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Teodor Tomasz Jeż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Maria Józefacka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Klemens Junosza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Jerzy Jurandot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Irena Jurgielewiczowa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Zygmunt Kaczkows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Jacek Kaczmars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Juliusz Kaden-Bandrowski</text:p>
          </table:table-cell>
          <table:table-cell table:style-name="Tabelle2.B2" office:value-type="string">
            <text:p text:style-name="Standard"/>
          </table:table-cell>
        </table:table-row>
        <text:soft-page-break/>
        <table:table-row>
          <table:table-cell table:style-name="Tabelle2.A2" office:value-type="string">
            <text:p text:style-name="Standard">Andrzej Kalinin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Jan Damascen Kalińs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Anna Kamieńska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Aleksander Kamińs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Ireneusz Gwidon Kamińs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Ryszard Kapuścińs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Stanisław Karnkows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Franciszek Karpińs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Świętopełk Karpińs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Wojciech Karpińs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Tymoteusz Karpowicz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Tytus Karpowicz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Jan Kasprowicz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Krzysztof Kąkolews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Grácia Kerény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Bruno Kicińs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Andrzej Kijows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Andrzej Tadeusz Kijows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Józef Kisielews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Stefan Kisielews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Zygmunt Kisielews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Jędrzej Kitowicz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Stanisław Kleryka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Sebastian Fabian Klonowic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Marta Klubowicz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Grzegorz Knaps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Franciszek Dionizy Kniaźnin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Andrzej Kochanows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Jan Kochanows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Piotr Kochanows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Wespazjan Kochows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Jonasz Kofta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Hugo Kołłątaj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Tomasz Kołodziejczak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Roman Kołoniec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Jacek Komuda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Feliks Konarski</text:p>
          </table:table-cell>
          <table:table-cell table:style-name="Tabelle2.B2" office:value-type="string">
            <text:p text:style-name="Standard"/>
          </table:table-cell>
        </table:table-row>
        <text:soft-page-break/>
        <table:table-row>
          <table:table-cell table:style-name="Tabelle2.A2" office:value-type="string">
            <text:p text:style-name="Standard">Stanisław Konars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Maria Konopnicka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Kazimierz Kontrym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Tadeusz Konwic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Mikołaj Kopernik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Janusz Korczak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Augustyn Kordec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Jerzy Kornac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Apollo Korzeniows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Adam Amilkar Kosińs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Jerzy Kosińs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Kazimierz Kosińs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Zofia Kossak-Szczucka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Wacław Kostek-Biernac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Maja Lidia Kossakowska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Antoni Kossakows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Rafał Kosik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Krzysztof Kotows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Anka Kowalska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Anna Kowalska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Franciszek Kowals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Kajetan Koźmian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Krystyna Krahelska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Michał Dymitr Krajews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Paulina Krakowowa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Ignacy Krasic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Zygmunt Krasińs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Józef Ignacy Kraszews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Tadeusz Kraszews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Feliks W. Kres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Ludwik Kropińs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Konstanty Krumłows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Feliks Krys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Andrzej Krzepkows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<text:s/>Krzeptowski Jan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Andrzej Krzyc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Maria Krzymuska-Iwanowska</text:p>
          </table:table-cell>
          <table:table-cell table:style-name="Tabelle2.B2" office:value-type="string">
            <text:p text:style-name="Standard"/>
          </table:table-cell>
        </table:table-row>
        <text:soft-page-break/>
        <table:table-row>
          <table:table-cell table:style-name="Tabelle2.A2" office:value-type="string">
            <text:p text:style-name="Standard">Mikołaj Krzysztopors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Ludwik Krzywic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Juliusz Krzyżews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Zygmunt Kubiak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Antoni Kucharczyk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Wojciech Kuczok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Jalu Kurek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Juliusz Kulesza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Maria Kuncewiczowa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Henryk Kurta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Gabriela Kurylewicz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Andrzej Kuśniewicz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Jan Lam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Antoni Lange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Marcin Laterna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Jerzy Lau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Jan Lechoń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Joachim Lelewel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Stanisław Lem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Jan Lemańs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Teofil Lenartowicz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Mieczysław Lepec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Bolesław Leśmian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Kazimierz Lewandows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Konrad T. Lewandows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Cezary Leżeńs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Antoni Libera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Jerzy Liebert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Jan Ligoń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Juliusz Ligoń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Stanisław Ligoń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Olga Lipińska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Ewa Lipska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Edward Lubows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Stanisław Herakliusz Lubomirs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Anna Łacina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Stanisław Łaski</text:p>
          </table:table-cell>
          <table:table-cell table:style-name="Tabelle2.B2" office:value-type="string">
            <text:p text:style-name="Standard"/>
          </table:table-cell>
        </table:table-row>
        <text:soft-page-break/>
        <table:table-row>
          <table:table-cell table:style-name="Tabelle2.A2" office:value-type="string">
            <text:p text:style-name="Standard">Witold Łaszczyńs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Mikołaj Łęczyc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Józef Łobodows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Władysław Łozińs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Ewa Łuskina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Jadwiga Łuszczewska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Waldemar Łysiak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Janina Macierzewska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Józef Mackiewicz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Stanisław Mackiewicz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Dominik Magnuszews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<text:s/>Majchrowski Stefan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Andrzej Majews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Katarzyna Majgier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Janusz Makarczyk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Kornel Makuszyńs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Antoni Malczews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Hanna Malewska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Mieczysław Malińs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Juliusz Małachows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Wiesław Małyszek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Ludmiła Marjańska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Zygmunt Matkows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Marcin Matuszewicz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Andrzej Tadeusz Mazurkiewicz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Kacper Meciszew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Karol Miarka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Kasper Miaskows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Stanisław Michalkiewicz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Tadeusz Micińs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Adam Mickiewicz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Maciej Miechowita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Ludwik Mierosławs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<text:s/>Mikołaj z Pols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Grażyna Miller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Wanda Miłaszewska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Stanisław Miłaszewski</text:p>
          </table:table-cell>
          <table:table-cell table:style-name="Tabelle2.B2" office:value-type="string">
            <text:p text:style-name="Standard"/>
          </table:table-cell>
        </table:table-row>
        <text:soft-page-break/>
        <table:table-row>
          <table:table-cell table:style-name="Tabelle2.A2" office:value-type="string">
            <text:p text:style-name="Standard">Zygmunt Miłkows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Czesław Miłosz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Józef Epifani Minasowicz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Stanisław Młodożeniec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Maurycy Mochnac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Andrzej Frycz Modrzews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Marcin Mols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Gustaw Morcinek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Ludwik Hieronim Morstin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Andrzej Morsztyn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Hieronim Morsztyn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Zbigniew Morsztyn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Danuta Mostwin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Krzysztof Celestyn Mrongovius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Zuzanna Morawska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Sławomir Mrożek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Piotr Müldner-Nieckows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Stanisław Murzynows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Stanisław Myciels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Zygmunt Myciels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Ludwik Nabielak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Daniel Naborows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Ignacy Nagurczews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Mirosław Nahacz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Anna Nakwaska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Tadeusz Nalepińs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Zofia Nałkowska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Wacław Nałkows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Stefan Napiers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Adam Naruszewicz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Józef Narzyms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Andrzej Patrycy Nidec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Igor Newerly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Andrzej Patrycy Nidec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Julian Ursyn Niemcewicz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Andrzej Niemojews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Ludwik Niemojowski</text:p>
          </table:table-cell>
          <table:table-cell table:style-name="Tabelle2.B2" office:value-type="string">
            <text:p text:style-name="Standard"/>
          </table:table-cell>
        </table:table-row>
        <text:soft-page-break/>
        <table:table-row>
          <table:table-cell table:style-name="Tabelle2.A2" office:value-type="string">
            <text:p text:style-name="Standard">Zbigniew Nienac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Krzysztof Niewrzęda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Edmund Niziurs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Cyprian Kamil Norwid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Adolf Nowaczyńs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Marek Nowakows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Zygmunt Nowakows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Stanisław Noyszewski-Piołun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Maria Nurowska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Beata Obertyńska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Julian Ochorowicz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Włodzimierz Odojews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Antoni Edward Odyniec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Michał Kazimierz Ogińs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Kazimierz Ogiński Dominik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Narcyz Olizar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Krzysztof Opalińs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<text:s/>Opaliński Łukasz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Artur Oppman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Feliks Oraczews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Marek Oramus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Łukasz Orbitows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Władysław Orkan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Ludwik Orpiszews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Stanisław Orzechows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Stanisław Orzels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Świętosław Orzels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Eliza Orzeszkowa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Agnieszka Osiecka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Ludwik Osińs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Ferdynand Ossendows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Józef Maksymilian Ossolińs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Jan Ostroróg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Tadeusz Oszubs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Jan Bolesław Ożóg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Jerzy Jan Pachlows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Tomasz Pacyński</text:p>
          </table:table-cell>
          <table:table-cell table:style-name="Tabelle2.B2" office:value-type="string">
            <text:p text:style-name="Standard"/>
          </table:table-cell>
        </table:table-row>
        <text:soft-page-break/>
        <table:table-row>
          <table:table-cell table:style-name="Tabelle2.A2" office:value-type="string">
            <text:p text:style-name="Standard">Filip Padniews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Marcin Pałasz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Bartosz Paproc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Jan Parandows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Teodor Parnic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Maciej Parows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Jan Chryzostom Pasek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Władysław Pasikows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Joachim Pastorius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<text:s/>Paweł z Krosna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Romuald Pawlak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Maria Pawlikowska-Jasnorzewska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Beata Pawłowicz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Lucyna Penciak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Sergiusz Piasec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Jacek Piekara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Małgorzata Karolina Piekarska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Włodzimierz Pietrzak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Maciej Pietrzyk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Jerzy Pilch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Andrzej Pilipiuk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<text:s/>Piotr z Grudziądza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Gracjan Piotrows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Andrzej Piskulak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Feliks Płażek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Wincenty Pol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Jan Polkows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Halina Poświatowska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Anna Potocka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<text:s/>Jan Potoc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Stanisław Kostka Potoc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Wacław Potoc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Jerzy Probosz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Piotr Prokopiak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Wojciech Próchniewicz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Bolesław Prus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Jan Prusinowski</text:p>
          </table:table-cell>
          <table:table-cell table:style-name="Tabelle2.B2" office:value-type="string">
            <text:p text:style-name="Standard"/>
          </table:table-cell>
        </table:table-row>
        <text:soft-page-break/>
        <table:table-row>
          <table:table-cell table:style-name="Tabelle2.A2" office:value-type="string">
            <text:p text:style-name="Standard">Kazimierz Przerwa-Tetmajer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Zenon Przesmyc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Hiacynt Przetoc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Jeremi Przybora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Julian Przyboś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Stanisław Przybyszews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Gabriela Puzynina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Zuzanna Rabska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Albrycht Stanisław Radziwiłł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Mikołaj Krzysztof Radziwiłł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Udalryk Krzysztof Radziwiłł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Urszula Franciszka Radziwiłłowa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Wincenty Rapac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Zbigniew Raszews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Edward Redlińs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Mikołaj Rej z Nagłowic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Wincenty Reklews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Dariusz Rekosz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Stanisław Rembek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Władysław Reymont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Maria Rodziewiczówna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Roman Rogows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Wacław Rolicz-Lieder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Zofia Romanowiczowa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Mieczysław Romanows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Stanisław Rossows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Jan Rostworows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Jan Nepomucen Rostworows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Karol Hubert Rostworows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Tadeusz Różewicz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Zygmunt Różyc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Adolf Rudnic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Dominik Rudnic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Janusz Rudnic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Lucjan Rudnic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Bogdan Rutha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Lucjan Rydel</text:p>
          </table:table-cell>
          <table:table-cell table:style-name="Tabelle2.B2" office:value-type="string">
            <text:p text:style-name="Standard"/>
          </table:table-cell>
        </table:table-row>
        <text:soft-page-break/>
        <table:table-row>
          <table:table-cell table:style-name="Tabelle2.A2" office:value-type="string">
            <text:p text:style-name="Standard">Eustachy Ryls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Aleksander Rymkiewicz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Jarosław Marek Rymkiewicz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Zbigniew Ryndak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Salomon Rysińs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Józef Ryszka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Jerzy Mieczysław Rytard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Henryk Rzewus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Wacław Piotr Rzewus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Wacław Seweryn Rzewus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Władysław Sabows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Barbara Sadowska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Tomasz Sakiewicz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Jacek Salij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Andrzej Sapkows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Maciej Kazimierz Sarbiews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Stanisław Sarnic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Andrzej Sarwa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Jacek Sawaszkiewicz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Bruno Schulz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Władysław Sebyła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Mikołaj Sęp-Szarzyńs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Joanna Siedlecka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Lucjan Siemieńs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Henryk Sienkiewicz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Karol Sienkiewicz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Stanisław Sierosławs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Wacław Sieroszews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Dorota Simonides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Piotr Skarga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P1">Jan Emil Skiwski</text:p>
          </table:table-cell>
          <table:table-cell table:style-name="Tabelle2.B2" office:value-type="string">
            <text:p text:style-name="P1"/>
          </table:table-cell>
        </table:table-row>
        <table:table-row>
          <table:table-cell table:style-name="Tabelle2.A2" office:value-type="string">
            <text:p text:style-name="Standard">Jacek Skowrońs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Jan Stanisław Skorups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Ewa Maria Slaska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Antoni Słonims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Przecław Słota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Juliusz Słowacki</text:p>
          </table:table-cell>
          <table:table-cell table:style-name="Tabelle2.B2" office:value-type="string">
            <text:p text:style-name="Standard"/>
          </table:table-cell>
        </table:table-row>
        <text:soft-page-break/>
        <table:table-row>
          <table:table-cell table:style-name="Tabelle2.A2" office:value-type="string">
            <text:p text:style-name="Standard"><text:s/>Sobowiec Sebastian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Antonina Sokolicz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Jan Dymitr Solikows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Izabela Sowa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Mieczysław Srokows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Stanisław Srokows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<text:s/>Stachura Edward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<text:s/>Stanisław August Poniatows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Anna Stanisławska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Andrzej Stasiuk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Stanisław Staszic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Leopold Staff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Szymon Starowols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Stanisław Staszews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Jan Sten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Maciej Stęczyńs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Zdzisław Stroińs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Andrzej Strug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Julian Stryjkows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Maciej Stryjkows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Michał Studniarek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Rajnold Suchodols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Antoni Sygietyńs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Władysław Syrokomla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Antoni Szandlerows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Krzysztof Szatraws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Andrzej Szczeklik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Józef Szczepańs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Ludwik Szczepańs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Kazimiera Szczuka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Stanisław Antoni Szczuka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Andrzej Szczypiors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Ewa Szelburg-Zarembina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Alfred Szklars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Robert J. Szmidt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Wit Szostak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Janusz Szpotański</text:p>
          </table:table-cell>
          <table:table-cell table:style-name="Tabelle2.B2" office:value-type="string">
            <text:p text:style-name="Standard"/>
          </table:table-cell>
        </table:table-row>
        <text:soft-page-break/>
        <table:table-row>
          <table:table-cell table:style-name="Tabelle2.A2" office:value-type="string">
            <text:p text:style-name="Standard">Artur Szrejter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Józef Szymanows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Karol Szymanows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Wisława Szymborska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Jerzy Szymik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Szymon Szymonowic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Józefa Śmigielska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Roman Śliwonik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Aleksander Świętochows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Wojciech Świdziniews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Bolesław Tabors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Stanisław Tarło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Dorota Terakowska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<text:s/>Terpiłowski Jerzy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Andrzej Teslar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Kazimierz Przerwa-Tetmajer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Stanisław Trembec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Teodor Tripplin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Andrzej Trepka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Kazimierz Truchanows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Tomek Tryzna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Andrzej Trzebińs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Andrzej Trzecies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Zofia Trzeszczkowska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Julian Tuwim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Jan Twardows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Kasper Twardows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<text:s/>Twardowski Samuel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Leopold Tyrmand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Józef Tischner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Kornel Ujejs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Maria Ukniewska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Anatol Ulman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Władysław Umińs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Zbigniew Uniłows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Jerzy Urban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Rafał Urban</text:p>
          </table:table-cell>
          <table:table-cell table:style-name="Tabelle2.B2" office:value-type="string">
            <text:p text:style-name="Standard"/>
          </table:table-cell>
        </table:table-row>
        <text:soft-page-break/>
        <table:table-row>
          <table:table-cell table:style-name="Tabelle2.A2" office:value-type="string">
            <text:p text:style-name="Standard">Jędrzej Wincenty Ustrzyc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Krzysztof Varga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Stanisław Vincenz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Debora Vogel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Barbara Wachowicz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Antoni Wacyk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Michał Walczak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Jerzy Waldorff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Jan Wantuła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Leon Wantuła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Melchior Wańkowicz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Krzysztof Warszewic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Stanisław Warszewic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Wanda Wasilewska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Edmund Wasilews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Stanisław Wasylews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Aleksander Wat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Adam Ważyk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Stefan Weinfeld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Jerzy Kamil Weintraub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Wojciech Wencel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Jan Karol Wende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Józef Wereszczyńs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Józef Weyssenhoff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Zofia Węgierska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Tomasz Kajetan Węgiers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Franciszek Wężyk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Bolesław Wieniawa-Długoszows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Leszek Wierzchows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Kazimierz Wierzyńs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Bronisław Wildstein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Paulina Wilkońska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Bruno Winawer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<text:s/>Wincenty Kadłubek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<text:s/>Wincenty z Kielczy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Witold Wirpsza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Maria Wirtemberska</text:p>
          </table:table-cell>
          <table:table-cell table:style-name="Tabelle2.B2" office:value-type="string">
            <text:p text:style-name="Standard"/>
          </table:table-cell>
        </table:table-row>
        <text:soft-page-break/>
        <table:table-row>
          <table:table-cell table:style-name="Tabelle2.A2" office:value-type="string">
            <text:p text:style-name="Standard">Adam Wiśniewski-Snerg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Antoni Wiśniews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Stanisław Witkiewicz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Stanisław Ignacy Witkiewicz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Józef Wittlin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Stefan Witwic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<text:s/>Władysław z Gielniowa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Paweł Włodkowic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Edmund Wnuk-Lipińs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Rafał Wojaczek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Jakub Wojciechows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Grażyna Wojcieszko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Bogdan Wojdows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Elżbieta Wojnarowska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Karol Wojtyła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Lucjan Wolanows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Maryla Wolska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Marcin Wols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Włodzimierz Wols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Julian Wołoszynows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Henryk Worcell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Zofia Wójcicka-Chylewska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Kazimierz Władysław Wóycic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Bohdan Wrocławs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Jakub Wujek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Józef Rufin Wybic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Stanisław Wygodz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Stanisław Wyrzykows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Antoni Wysoc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Stanisław Wyspiańs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/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Franciszek Zabłoc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Anna Zahorska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Jan Zahradnik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Janusz A. Zajdel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Maria Julia Zaleska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Juliusz Bogdan Zaleski</text:p>
          </table:table-cell>
          <table:table-cell table:style-name="Tabelle2.B2" office:value-type="string">
            <text:p text:style-name="Standard"/>
          </table:table-cell>
        </table:table-row>
        <text:soft-page-break/>
        <table:table-row>
          <table:table-cell table:style-name="Tabelle2.A2" office:value-type="string">
            <text:p text:style-name="Standard">Marian Załuc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Tomasz Zan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Gabriela Zapolska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Mariusz Zarus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Jerzy Zawieys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Józef Zawitkows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Karol Zbyszews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Leon Zdanowicz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Katarzyna Ewa Zdanowicz-Cyganiak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Emil Zegadłowicz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Anna Zgierun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Gustaw Zielińs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Andrzej Ziemiańs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Rafał A. Ziemkiewicz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Andrzej Zimniak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Szymon Zimorowic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Aleksandra Ziółkowska-Boehm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Roman Zmors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Antonina Żabińska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Jan Żabczyc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Tadeusz Boy-Żeleńs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Marek Żelkows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Maciej Żerdzińs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Stefan Żeroms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Narcyza Żmichowska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Stanisław Żółkiews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Wojciech Żukrows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Jerzy Żuławs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Juliusz Żuławs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Zofia Żurakowska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Wiktor Żwikiewicz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Leonard Życ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Eugeniusz Żytomirski</text:p>
          </table:table-cell>
          <table:table-cell table:style-name="Tabelle2.B2" office:value-type="string">
            <text:p text:style-name="Standard"/>
          </table:table-cell>
        </table:table-row>
        <table:table-row>
          <table:table-cell table:style-name="Tabelle2.A2" office:value-type="string">
            <text:p text:style-name="Standard">Satya Nadella</text:p>
          </table:table-cell>
          <table:table-cell table:style-name="Tabelle2.B811" office:value-type="string">
            <text:p text:style-name="Standard"><text:s/>dyrektor generalny Microsoftu</text:p>
          </table:table-cell>
        </table:table-row>
        <table:table-row>
          <table:table-cell table:style-name="Tabelle2.A2" office:value-type="string">
            <text:p text:style-name="Standard">Donald Trump</text:p>
          </table:table-cell>
          <table:table-cell table:style-name="Tabelle2.B811" office:value-type="string">
            <text:p text:style-name="Standard"><text:s/>prezydent USA</text:p>
          </table:table-cell>
        </table:table-row>
        <table:table-row>
          <table:table-cell table:style-name="Tabelle2.A2" office:value-type="string">
            <text:p text:style-name="Standard">Książę Harry</text:p>
          </table:table-cell>
          <table:table-cell table:style-name="Tabelle2.B811" office:value-type="string">
            <text:p text:style-name="Standard"><text:s/>członek brytyjskiej rodziny królewskiej</text:p>
          </table:table-cell>
        </table:table-row>
        <table:table-row>
          <table:table-cell table:style-name="Tabelle2.A2" office:value-type="string">
            <text:p text:style-name="Standard">Meghan Markle</text:p>
          </table:table-cell>
          <table:table-cell table:style-name="Tabelle2.B811" office:value-type="string">
            <text:p text:style-name="Standard"><text:s/>aktorka, narzeczona księcia Harry’ego</text:p>
          </table:table-cell>
        </table:table-row>
        <text:soft-page-break/>
        <table:table-row>
          <table:table-cell table:style-name="Tabelle2.A2" office:value-type="string">
            <text:p text:style-name="Standard">Carmen Yulín Cruz</text:p>
          </table:table-cell>
          <table:table-cell table:style-name="Tabelle2.B811" office:value-type="string">
            <text:p text:style-name="Standard"><text:s/>polityk</text:p>
          </table:table-cell>
        </table:table-row>
        <table:table-row>
          <table:table-cell table:style-name="Tabelle2.A2" office:value-type="string">
            <text:p text:style-name="Standard">Mohammad bin Salman</text:p>
          </table:table-cell>
          <table:table-cell table:style-name="Tabelle2.B811" office:value-type="string">
            <text:p text:style-name="Standard"><text:s/>książę, następca tronu Arabii Saudyjskiej</text:p>
          </table:table-cell>
        </table:table-row>
        <table:table-row>
          <table:table-cell table:style-name="Tabelle2.A2" office:value-type="string">
            <text:p text:style-name="Standard">Sadiq Khan</text:p>
          </table:table-cell>
          <table:table-cell table:style-name="Tabelle2.B811" office:value-type="string">
            <text:p text:style-name="Standard"><text:s/>polityk, burmistrz Londynu</text:p>
          </table:table-cell>
        </table:table-row>
        <table:table-row>
          <table:table-cell table:style-name="Tabelle2.A2" office:value-type="string">
            <text:p text:style-name="Standard">Justin Trudeau</text:p>
          </table:table-cell>
          <table:table-cell table:style-name="Tabelle2.B811" office:value-type="string">
            <text:p text:style-name="Standard"><text:s/>premier Kanady</text:p>
          </table:table-cell>
        </table:table-row>
        <table:table-row>
          <table:table-cell table:style-name="Tabelle2.A2" office:value-type="string">
            <text:p text:style-name="Standard">Xi Jinping</text:p>
          </table:table-cell>
          <table:table-cell table:style-name="Tabelle2.B811" office:value-type="string">
            <text:p text:style-name="Standard"><text:s/>polityk, sekretarz generalny Komunistycznej Partii Chin</text:p>
          </table:table-cell>
        </table:table-row>
        <table:table-row>
          <table:table-cell table:style-name="Tabelle2.A2" office:value-type="string">
            <text:p text:style-name="Standard">Sean Hannity</text:p>
          </table:table-cell>
          <table:table-cell table:style-name="Tabelle2.B811" office:value-type="string">
            <text:p text:style-name="Standard"><text:s/>amerykański komentator polityczny</text:p>
          </table:table-cell>
        </table:table-row>
        <table:table-row>
          <table:table-cell table:style-name="Tabelle2.A2" office:value-type="string">
            <text:p text:style-name="Standard">J.J. Watt</text:p>
          </table:table-cell>
          <table:table-cell table:style-name="Tabelle2.B811" office:value-type="string">
            <text:p text:style-name="Standard"><text:s/>sportowiec, gracz futbolu amerykańskiego</text:p>
          </table:table-cell>
        </table:table-row>
        <table:table-row>
          <table:table-cell table:style-name="Tabelle2.A2" office:value-type="string">
            <text:p text:style-name="Standard">Robert Mueller</text:p>
          </table:table-cell>
          <table:table-cell table:style-name="Tabelle2.B811" office:value-type="string">
            <text:p text:style-name="Standard"><text:s/>polityk, szef FBI do 2013 roku</text:p>
          </table:table-cell>
        </table:table-row>
        <table:table-row>
          <table:table-cell table:style-name="Tabelle2.A2" office:value-type="string">
            <text:p text:style-name="Standard">Kenneth C. Frazier</text:p>
          </table:table-cell>
          <table:table-cell table:style-name="Tabelle2.B811" office:value-type="string">
            <text:p text:style-name="Standard"><text:s/>dyrektor generalny firmy Merck &amp; Co</text:p>
          </table:table-cell>
        </table:table-row>
        <table:table-row>
          <table:table-cell table:style-name="Tabelle2.A2" office:value-type="string">
            <text:p text:style-name="Standard">Nancy Pelosi</text:p>
          </table:table-cell>
          <table:table-cell table:style-name="Tabelle2.B811" office:value-type="string">
            <text:p text:style-name="Standard"><text:s/>polityk, członkini Izby Reprezentantów USA</text:p>
          </table:table-cell>
        </table:table-row>
        <table:table-row>
          <table:table-cell table:style-name="Tabelle2.A2" office:value-type="string">
            <text:p text:style-name="Standard">Kim Dzong Un</text:p>
          </table:table-cell>
          <table:table-cell table:style-name="Tabelle2.B811" office:value-type="string">
            <text:p text:style-name="Standard"><text:s/>przywódca Korei Północnej</text:p>
          </table:table-cell>
        </table:table-row>
        <table:table-row>
          <table:table-cell table:style-name="Tabelle2.A2" office:value-type="string">
            <text:p text:style-name="Standard">Leo Varadkar</text:p>
          </table:table-cell>
          <table:table-cell table:style-name="Tabelle2.B811" office:value-type="string">
            <text:p text:style-name="Standard"><text:s/>polityk, premier Irlandii</text:p>
          </table:table-cell>
        </table:table-row>
        <table:table-row>
          <table:table-cell table:style-name="Tabelle2.A2" office:value-type="string">
            <text:p text:style-name="Standard">Emmerson Mnangagwa</text:p>
          </table:table-cell>
          <table:table-cell table:style-name="Tabelle2.B811" office:value-type="string">
            <text:p text:style-name="Standard"><text:s/>prezydent Zimbabwe</text:p>
          </table:table-cell>
        </table:table-row>
        <table:table-row>
          <table:table-cell table:style-name="Tabelle2.A2" office:value-type="string">
            <text:p text:style-name="Standard">Jacinda Ardern</text:p>
          </table:table-cell>
          <table:table-cell table:style-name="Tabelle2.B811" office:value-type="string">
            <text:p text:style-name="Standard"><text:s/>polityk, premier Nowej Zelandii</text:p>
          </table:table-cell>
        </table:table-row>
        <table:table-row>
          <table:table-cell table:style-name="Tabelle2.A2" office:value-type="string">
            <text:p text:style-name="Standard">Savannah Guthrie i Hoda Kotb</text:p>
          </table:table-cell>
          <table:table-cell table:style-name="Tabelle2.B811" office:value-type="string">
            <text:p text:style-name="Standard"><text:s/>dziennikarki</text:p>
          </table:table-cell>
        </table:table-row>
        <table:table-row>
          <table:table-cell table:style-name="Tabelle2.A2" office:value-type="string">
            <text:p text:style-name="Standard">Shinzō Abe</text:p>
          </table:table-cell>
          <table:table-cell table:style-name="Tabelle2.B811" office:value-type="string">
            <text:p text:style-name="Standard"><text:s/>polityk, premier Japonii</text:p>
          </table:table-cell>
        </table:table-row>
        <table:table-row>
          <table:table-cell table:style-name="Tabelle2.A2" office:value-type="string">
            <text:p text:style-name="Standard">Sheikh Hasina</text:p>
          </table:table-cell>
          <table:table-cell table:style-name="Tabelle2.B811" office:value-type="string">
            <text:p text:style-name="Standard"><text:s/>polityk, były premier Bangladeszu</text:p>
          </table:table-cell>
        </table:table-row>
        <table:table-row>
          <table:table-cell table:style-name="Tabelle2.A2" office:value-type="string">
            <text:p text:style-name="Standard">Jeff Sessions</text:p>
          </table:table-cell>
          <table:table-cell table:style-name="Tabelle2.B811" office:value-type="string">
            <text:p text:style-name="Standard"><text:s/>polityk, młodszy senator, prokurator generalny USA, członek Partii Republikańskiej</text:p>
          </table:table-cell>
        </table:table-row>
        <table:table-row>
          <table:table-cell table:style-name="Tabelle2.A2" office:value-type="string">
            <text:p text:style-name="Standard">Moon Jae-in</text:p>
          </table:table-cell>
          <table:table-cell table:style-name="Tabelle2.B811" office:value-type="string">
            <text:p text:style-name="Standard"><text:s/>prezydent Korei Południowej</text:p>
          </table:table-cell>
        </table:table-row>
        <table:table-row>
          <table:table-cell table:style-name="Tabelle2.A2" office:value-type="string">
            <text:p text:style-name="Standard">Emmanuel Macron</text:p>
          </table:table-cell>
          <table:table-cell table:style-name="Tabelle2.B811" office:value-type="string">
            <text:p text:style-name="Standard"><text:s/>prezydent Francji</text:p>
          </table:table-cell>
        </table:table-row>
        <table:table-row>
          <table:table-cell table:style-name="Tabelle2.A2" office:value-type="string">
            <text:p text:style-name="Standard">Mauricio Macri</text:p>
          </table:table-cell>
          <table:table-cell table:style-name="Tabelle2.B811" office:value-type="string">
            <text:p text:style-name="Standard"><text:s/>prezydent Argentyny</text:p>
          </table:table-cell>
        </table:table-row>
        <table:table-row>
          <table:table-cell table:style-name="Tabelle2.A2" office:value-type="string">
            <text:p text:style-name="Standard">Scott Pruitt</text:p>
          </table:table-cell>
          <table:table-cell table:style-name="Tabelle2.B811" office:value-type="string">
            <text:p text:style-name="Standard"><text:s/>prokurator generalny Oklahomy i szef Agencji Ochrony Środowiska</text:p>
          </table:table-cell>
        </table:table-row>
        <table:table-row>
          <table:table-cell table:style-name="Tabelle2.A2" office:value-type="string">
            <text:p text:style-name="Standard">Hajdar al-Abadi</text:p>
          </table:table-cell>
          <table:table-cell table:style-name="Tabelle2.B811" office:value-type="string">
            <text:p text:style-name="Standard"><text:s/>premier Iraku</text:p>
          </table:table-cell>
        </table:table-row>
        <table:table-row>
          <table:table-cell table:style-name="Tabelle2.A2" office:value-type="string">
            <text:p text:style-name="Standard">Jennifer Lopez</text:p>
          </table:table-cell>
          <table:table-cell table:style-name="Tabelle2.B811" office:value-type="string">
            <text:p text:style-name="Standard"><text:s/>wokalistka i aktorka</text:p>
          </table:table-cell>
        </table:table-row>
        <table:table-row>
          <table:table-cell table:style-name="Tabelle2.A2" office:value-type="string">
            <text:p text:style-name="Standard">Chadwick Boseman</text:p>
          </table:table-cell>
          <table:table-cell table:style-name="Tabelle2.B811" office:value-type="string">
            <text:p text:style-name="Standard"><text:s/>aktor</text:p>
          </table:table-cell>
        </table:table-row>
        <table:table-row>
          <table:table-cell table:style-name="Tabelle2.A2" office:value-type="string">
            <text:p text:style-name="Standard">Rihanna</text:p>
          </table:table-cell>
          <table:table-cell table:style-name="Tabelle2.B811" office:value-type="string">
            <text:p text:style-name="Standard"><text:s/>wokalistka</text:p>
          </table:table-cell>
        </table:table-row>
        <table:table-row>
          <table:table-cell table:style-name="Tabelle2.A2" office:value-type="string">
            <text:p text:style-name="Standard">Adam Rippon</text:p>
          </table:table-cell>
          <table:table-cell table:style-name="Tabelle2.B811" office:value-type="string">
            <text:p text:style-name="Standard"><text:s/>łyżwiarz figurowy</text:p>
          </table:table-cell>
        </table:table-row>
        <table:table-row>
          <table:table-cell table:style-name="Tabelle2.A2" office:value-type="string">
            <text:p text:style-name="Standard">Tarana Burke</text:p>
          </table:table-cell>
          <table:table-cell table:style-name="Tabelle2.B811" office:value-type="string">
            <text:p text:style-name="Standard"><text:s/>działaczka i aktywistka</text:p>
          </table:table-cell>
        </table:table-row>
        <table:table-row>
          <table:table-cell table:style-name="Tabelle2.A2" office:value-type="string">
            <text:p text:style-name="Standard">Cristina Jimenez</text:p>
          </table:table-cell>
          <table:table-cell table:style-name="Tabelle2.B811" office:value-type="string">
            <text:p text:style-name="Standard"><text:s/>założycielka United We Dream, największe organizacji działającej na rzecz imigrantów</text:p>
          </table:table-cell>
        </table:table-row>
        <table:table-row>
          <table:table-cell table:style-name="Tabelle2.A2" office:value-type="string">
            <text:p text:style-name="Standard">Janet Mock</text:p>
          </table:table-cell>
          <table:table-cell table:style-name="Tabelle2.B811" office:value-type="string">
            <text:p text:style-name="Standard"><text:s/>pisarka, aktywistka walcząca o prawa osób transgenderowych</text:p>
          </table:table-cell>
        </table:table-row>
        <table:table-row>
          <table:table-cell table:style-name="Tabelle2.A2" office:value-type="string">
            <text:p text:style-name="Standard">Kesha</text:p>
          </table:table-cell>
          <table:table-cell table:style-name="Tabelle2.B811" office:value-type="string">
            <text:p text:style-name="Standard"><text:s/>wokalistka</text:p>
          </table:table-cell>
        </table:table-row>
        <table:table-row>
          <table:table-cell table:style-name="Tabelle2.A2" office:value-type="string">
            <text:p text:style-name="Standard">Kevin Kwan</text:p>
          </table:table-cell>
          <table:table-cell table:style-name="Tabelle2.B811" office:value-type="string">
            <text:p text:style-name="Standard"><text:s/>pisarz</text:p>
          </table:table-cell>
        </table:table-row>
        <table:table-row>
          <table:table-cell table:style-name="Tabelle2.A2" office:value-type="string">
            <text:p text:style-name="Standard">Ronan Farrow, Jodi Kantor i Megan Twohey</text:p>
          </table:table-cell>
          <table:table-cell table:style-name="Tabelle2.B811" office:value-type="string">
            <text:p text:style-name="Standard"><text:s/>dziennikarze The New York Times i New Yorker, którzy opublikowali materiały <text:soft-page-break/>przypadkach o molestowania seksualnego, których dopuszczali się bogaci i potężni oraz za zapoczątkowanie akcji #MeToo</text:p>
          </table:table-cell>
        </table:table-row>
        <table:table-row>
          <table:table-cell table:style-name="Tabelle2.A2" office:value-type="string">
            <text:p text:style-name="Standard">Maxine Waters</text:p>
          </table:table-cell>
          <table:table-cell table:style-name="Tabelle2.B811" office:value-type="string">
            <text:p text:style-name="Standard"><text:s/>polityk, członkini Izby Reprezentantów USA</text:p>
          </table:table-cell>
        </table:table-row>
        <table:table-row>
          <table:table-cell table:style-name="Tabelle2.A2" office:value-type="string">
            <text:p text:style-name="Standard">Sinta Nuriyah</text:p>
          </table:table-cell>
          <table:table-cell table:style-name="Tabelle2.B811" office:value-type="string">
            <text:p text:style-name="Standard"><text:s/>polityk z Indonezji</text:p>
          </table:table-cell>
        </table:table-row>
        <table:table-row>
          <table:table-cell table:style-name="Tabelle2.A2" office:value-type="string">
            <text:p text:style-name="Standard">Rachael Denhollander</text:p>
          </table:table-cell>
          <table:table-cell table:style-name="Tabelle2.B811" office:value-type="string">
            <text:p text:style-name="Standard"><text:s/>gimnastyczka</text:p>
          </table:table-cell>
        </table:table-row>
        <table:table-row>
          <table:table-cell table:style-name="Tabelle2.A2" office:value-type="string">
            <text:p text:style-name="Standard">Daniela Vega</text:p>
          </table:table-cell>
          <table:table-cell table:style-name="Tabelle2.B811" office:value-type="string">
            <text:p text:style-name="Standard"><text:s/>aktorka</text:p>
          </table:table-cell>
        </table:table-row>
        <table:table-row>
          <table:table-cell table:style-name="Tabelle2.A2" office:value-type="string">
            <text:p text:style-name="Standard">Virgil Abloh</text:p>
          </table:table-cell>
          <table:table-cell table:style-name="Tabelle2.B811" office:value-type="string">
            <text:p text:style-name="Standard"><text:s/>projektant mody</text:p>
          </table:table-cell>
        </table:table-row>
        <table:table-row>
          <table:table-cell table:style-name="Tabelle2.A2" office:value-type="string">
            <text:p text:style-name="Standard">Christopher Wylie</text:p>
          </table:table-cell>
          <table:table-cell table:style-name="Tabelle2.B811" office:value-type="string">
            <text:p text:style-name="Standard"><text:s/>byly pracownik firmy Cambridge Analytica, który ujawnił jej nielegalne działania</text:p>
          </table:table-cell>
        </table:table-row>
        <table:table-row>
          <table:table-cell table:style-name="Tabelle2.A2" office:value-type="string">
            <text:p text:style-name="Standard">Roger Federer</text:p>
          </table:table-cell>
          <table:table-cell table:style-name="Tabelle2.B811" office:value-type="string">
            <text:p text:style-name="Standard"><text:s/>tenisista</text:p>
          </table:table-cell>
        </table:table-row>
        <table:table-row>
          <table:table-cell table:style-name="Tabelle2.A2" office:value-type="string">
            <text:p text:style-name="Standard">Oprah Winfrey</text:p>
          </table:table-cell>
          <table:table-cell table:style-name="Tabelle2.B811" office:value-type="string">
            <text:p text:style-name="Standard"><text:s/>prezenterka telewizyjna, aktorka</text:p>
          </table:table-cell>
        </table:table-row>
        <table:table-row>
          <table:table-cell table:style-name="Tabelle2.A2" office:value-type="string">
            <text:p text:style-name="Standard">Jeff Bezos</text:p>
          </table:table-cell>
          <table:table-cell table:style-name="Tabelle2.B811" office:value-type="string">
            <text:p text:style-name="Standard"><text:s/>założyciel i prezes Amazona</text:p>
          </table:table-cell>
        </table:table-row>
        <table:table-row>
          <table:table-cell table:style-name="Tabelle2.A2" office:value-type="string">
            <text:p text:style-name="Standard">Cindy Holland</text:p>
          </table:table-cell>
          <table:table-cell table:style-name="Tabelle2.B811" office:value-type="string">
            <text:p text:style-name="Standard"><text:s/>wiceprezeska Netflixa ds. pozyskiwania treści</text:p>
          </table:table-cell>
        </table:table-row>
        <table:table-row>
          <table:table-cell table:style-name="Tabelle2.A2" office:value-type="string">
            <text:p text:style-name="Standard">Kevin Durant</text:p>
          </table:table-cell>
          <table:table-cell table:style-name="Tabelle2.B811" office:value-type="string">
            <text:p text:style-name="Standard"><text:s/>koszykarz</text:p>
          </table:table-cell>
        </table:table-row>
        <table:table-row>
          <table:table-cell table:style-name="Tabelle2.A2" office:value-type="string">
            <text:p text:style-name="Standard">Elon Musk</text:p>
          </table:table-cell>
          <table:table-cell table:style-name="Tabelle2.B811" office:value-type="string">
            <text:p text:style-name="Standard"><text:s/>twórca i założyciel PayPal, SpaceX, Tesli, Neuralink i Boring Company</text:p>
          </table:table-cell>
        </table:table-row>
        <table:table-row>
          <table:table-cell table:style-name="Tabelle2.A2" office:value-type="string">
            <text:p text:style-name="Standard">Sonia Friedman</text:p>
          </table:table-cell>
          <table:table-cell table:style-name="Tabelle2.B811" office:value-type="string">
            <text:p text:style-name="Standard"><text:s/>producentka teatralna</text:p>
          </table:table-cell>
        </table:table-row>
        <table:table-row>
          <table:table-cell table:style-name="Tabelle2.A2" office:value-type="string">
            <text:p text:style-name="Standard">Giuliano Testa</text:p>
          </table:table-cell>
          <table:table-cell table:style-name="Tabelle2.B811" office:value-type="string">
            <text:p text:style-name="Standard"><text:s/>chirurg transplantolog, dokonał pierwszego w Stanach Zjednoczonych przeszczepu macicy (bezpłodna wcześniej pacjentka urodziła po przeszczepie zdrowe dziecko)</text:p>
          </table:table-cell>
        </table:table-row>
        <table:table-row>
          <table:table-cell table:style-name="Tabelle2.A2" office:value-type="string">
            <text:p text:style-name="Standard">Masayoshi Son</text:p>
          </table:table-cell>
          <table:table-cell table:style-name="Tabelle2.B811" office:value-type="string">
            <text:p text:style-name="Standard"><text:s/>prezes SoftBanku</text:p>
          </table:table-cell>
        </table:table-row>
        <table:table-row>
          <table:table-cell table:style-name="Tabelle2.A2" office:value-type="string">
            <text:p text:style-name="Standard">Elizabeth Diller</text:p>
          </table:table-cell>
          <table:table-cell table:style-name="Tabelle2.B811" office:value-type="string">
            <text:p text:style-name="Standard"><text:s/>architektka, urodzona w Łodzi</text:p>
          </table:table-cell>
        </table:table-row>
        <table:table-row>
          <table:table-cell table:style-name="Tabelle2.A2" office:value-type="string">
            <text:p text:style-name="Standard">Virat Kohli</text:p>
          </table:table-cell>
          <table:table-cell table:style-name="Tabelle2.B811" office:value-type="string">
            <text:p text:style-name="Standard"><text:s/>krykiecista</text:p>
          </table:table-cell>
        </table:table-row>
        <table:table-row>
          <table:table-cell table:style-name="Tabelle2.A2" office:value-type="string">
            <text:p text:style-name="Standard">Adam Neumann</text:p>
          </table:table-cell>
          <table:table-cell table:style-name="Tabelle2.B811" office:value-type="string">
            <text:p text:style-name="Standard"><text:s/>współzałożyciel i prezes WeWork</text:p>
          </table:table-cell>
        </table:table-row>
        <table:table-row>
          <table:table-cell table:style-name="Tabelle2.A2" office:value-type="string">
            <text:p text:style-name="Standard">Pony Ma</text:p>
          </table:table-cell>
          <table:table-cell table:style-name="Tabelle2.B811" office:value-type="string">
            <text:p text:style-name="Standard"><text:s/>chiński magnat biznesowy, dyrektor generalny firmy Tencent</text:p>
          </table:table-cell>
        </table:table-row>
        <table:table-row>
          <table:table-cell table:style-name="Tabelle2.A2" office:value-type="string">
            <text:p text:style-name="Standard">José Andrés</text:p>
          </table:table-cell>
          <table:table-cell table:style-name="Tabelle2.B811" office:value-type="string">
            <text:p text:style-name="Standard"><text:s/>szef kuchni, restaurator</text:p>
          </table:table-cell>
        </table:table-row>
        <table:table-row>
          <table:table-cell table:style-name="Tabelle2.A2" office:value-type="string">
            <text:p text:style-name="Text_20_body">Tiffany Haddish</text:p>
          </table:table-cell>
          <table:table-cell table:style-name="Tabelle2.B811" office:value-type="string">
            <text:p text:style-name="Text_20_body"><text:s/>aktorka i komik</text:p>
          </table:table-cell>
        </table:table-row>
        <table:table-row>
          <table:table-cell table:style-name="Tabelle2.A2" office:value-type="string">
            <text:p text:style-name="Text_20_body">Kumail Nanjiani</text:p>
          </table:table-cell>
          <table:table-cell table:style-name="Tabelle2.B811" office:value-type="string">
            <text:p text:style-name="Text_20_body"><text:s/>pakistańsko-amerykański komik estradowy</text:p>
          </table:table-cell>
        </table:table-row>
        <table:table-row>
          <table:table-cell table:style-name="Tabelle2.A2" office:value-type="string">
            <text:p text:style-name="Text_20_body">Cardi B</text:p>
          </table:table-cell>
          <table:table-cell table:style-name="Tabelle2.B811" office:value-type="string">
            <text:p text:style-name="Text_20_body"><text:s/>raperka</text:p>
          </table:table-cell>
        </table:table-row>
        <table:table-row>
          <table:table-cell table:style-name="Tabelle2.A2" office:value-type="string">
            <text:p text:style-name="Text_20_body">Nice Nailantei Leng’ete</text:p>
          </table:table-cell>
          <table:table-cell table:style-name="Tabelle2.B811" office:value-type="string">
            <text:p text:style-name="Text_20_body"><text:s/>młoda działaczka, walcząc o prawa kobiet w Kenii</text:p>
          </table:table-cell>
        </table:table-row>
        <table:table-row>
          <table:table-cell table:style-name="Tabelle2.A2" office:value-type="string">
            <text:p text:style-name="Text_20_body">Chloe Kim</text:p>
          </table:table-cell>
          <table:table-cell table:style-name="Tabelle2.B811" office:value-type="string">
            <text:p text:style-name="Text_20_body"><text:s/>snowboardzistka, mistrzyni olimpijska</text:p>
          </table:table-cell>
        </table:table-row>
        <table:table-row>
          <table:table-cell table:style-name="Tabelle2.A2" office:value-type="string">
            <text:p text:style-name="Text_20_body">Carl June</text:p>
          </table:table-cell>
          <table:table-cell table:style-name="Tabelle2.B811" office:value-type="string">
            <text:p text:style-name="Text_20_body"><text:s/>immunolog, leczący m.in. chorych na raka i zarażonych wirusem HIV</text:p>
          </table:table-cell>
        </table:table-row>
        <table:table-row>
          <table:table-cell table:style-name="Tabelle2.A2" office:value-type="string">
            <text:p text:style-name="Text_20_body">Peggy Whitson</text:p>
          </table:table-cell>
          <table:table-cell table:style-name="Tabelle2.B811" office:value-type="string">
            <text:p text:style-name="Text_20_body"><text:s/>amerykańska astronautka, pierwsza kobieta, <text:soft-page-break/>która dowodziła Międzynarodową Stacją Kosmiczną</text:p>
          </table:table-cell>
        </table:table-row>
        <table:table-row>
          <table:table-cell table:style-name="Tabelle2.A2" office:value-type="string">
            <text:p text:style-name="Text_20_body">Issa Rae</text:p>
          </table:table-cell>
          <table:table-cell table:style-name="Tabelle2.B811" office:value-type="string">
            <text:p text:style-name="Text_20_body"><text:s/>aktorka</text:p>
          </table:table-cell>
        </table:table-row>
        <table:table-row>
          <table:table-cell table:style-name="Tabelle2.A2" office:value-type="string">
            <text:p text:style-name="Text_20_body">Bhavish Aggarwal</text:p>
          </table:table-cell>
          <table:table-cell table:style-name="Tabelle2.B811" office:value-type="string">
            <text:p text:style-name="Text_20_body"><text:s/>przedsiębiorca i współzałożyciel Ola Cabs</text:p>
          </table:table-cell>
        </table:table-row>
        <table:table-row>
          <table:table-cell table:style-name="Tabelle2.A2" office:value-type="string">
            <text:p text:style-name="Text_20_body">Jesmyn Ward</text:p>
          </table:table-cell>
          <table:table-cell table:style-name="Tabelle2.B811" office:value-type="string">
            <text:p text:style-name="Text_20_body"><text:s/>pisarka</text:p>
          </table:table-cell>
        </table:table-row>
        <table:table-row>
          <table:table-cell table:style-name="Tabelle2.A2" office:value-type="string">
            <text:p text:style-name="Text_20_body">Ruth Davidson</text:p>
          </table:table-cell>
          <table:table-cell table:style-name="Tabelle2.B811" office:value-type="string">
            <text:p text:style-name="Text_20_body"><text:s/>polityk, członkini Szkockiej Partii Konserwatywnej</text:p>
          </table:table-cell>
        </table:table-row>
        <table:table-row>
          <table:table-cell table:style-name="Tabelle2.A2" office:value-type="string">
            <text:p text:style-name="Text_20_body">Whitney Wolfe Herd</text:p>
          </table:table-cell>
          <table:table-cell table:style-name="Tabelle2.B811" office:value-type="string">
            <text:p text:style-name="Text_20_body"><text:s/>amerykańska przedsiębiorczyni, założycielka i CEO Bumble oraz współzałożycielka Tindera</text:p>
          </table:table-cell>
        </table:table-row>
        <table:table-row>
          <table:table-cell table:style-name="Tabelle2.A2" office:value-type="string">
            <text:p text:style-name="Text_20_body">Marica Branchesi</text:p>
          </table:table-cell>
          <table:table-cell table:style-name="Tabelle2.B811" office:value-type="string">
            <text:p text:style-name="Text_20_body"><text:s/>włoska astrofizyczka</text:p>
          </table:table-cell>
        </table:table-row>
        <table:table-row>
          <table:table-cell table:style-name="Tabelle2.A2" office:value-type="string">
            <text:p text:style-name="Text_20_body">Prof. Ann McKee</text:p>
          </table:table-cell>
          <table:table-cell table:style-name="Tabelle2.B811" office:value-type="string">
            <text:p text:style-name="Text_20_body"><text:s/>ekspertka w dziedzinie neuropatologii</text:p>
          </table:table-cell>
        </table:table-row>
        <table:table-row>
          <table:table-cell table:style-name="Tabelle2.A2" office:value-type="string">
            <text:p text:style-name="Text_20_body">Trevor Noah</text:p>
          </table:table-cell>
          <table:table-cell table:style-name="Tabelle2.B811" office:value-type="string">
            <text:p text:style-name="Text_20_body"><text:s/>południowoafrykański aktor, komik i prezenter</text:p>
          </table:table-cell>
        </table:table-row>
        <table:table-row>
          <table:table-cell table:style-name="Tabelle2.A2" office:value-type="string">
            <text:p text:style-name="Text_20_body">Jian-Wei Pan</text:p>
          </table:table-cell>
          <table:table-cell table:style-name="Tabelle2.B811" office:value-type="string">
            <text:p text:style-name="Text_20_body"><text:s/>chiński fizyk kwantowy</text:p>
          </table:table-cell>
        </table:table-row>
        <table:table-row>
          <table:table-cell table:style-name="Tabelle2.A2" office:value-type="string">
            <text:p text:style-name="Text_20_body">Nicole Kidman</text:p>
          </table:table-cell>
          <table:table-cell table:style-name="Tabelle2.B811" office:value-type="string">
            <text:p text:style-name="Text_20_body"><text:s/>aktorka</text:p>
          </table:table-cell>
        </table:table-row>
        <table:table-row>
          <table:table-cell table:style-name="Tabelle2.A2" office:value-type="string">
            <text:p text:style-name="Text_20_body">Hugh Jackman</text:p>
          </table:table-cell>
          <table:table-cell table:style-name="Tabelle2.B811" office:value-type="string">
            <text:p text:style-name="Text_20_body"><text:s/>aktor</text:p>
          </table:table-cell>
        </table:table-row>
        <table:table-row>
          <table:table-cell table:style-name="Tabelle2.A2" office:value-type="string">
            <text:p text:style-name="Text_20_body">Gal Gadot</text:p>
          </table:table-cell>
          <table:table-cell table:style-name="Tabelle2.B811" office:value-type="string">
            <text:p text:style-name="Text_20_body"><text:s/>aktorka</text:p>
          </table:table-cell>
        </table:table-row>
        <table:table-row>
          <table:table-cell table:style-name="Tabelle2.A2" office:value-type="string">
            <text:p text:style-name="Text_20_body">Ryan Coogler</text:p>
          </table:table-cell>
          <table:table-cell table:style-name="Tabelle2.B811" office:value-type="string">
            <text:p text:style-name="Text_20_body"><text:s/>reżyser filmowy</text:p>
          </table:table-cell>
        </table:table-row>
        <table:table-row>
          <table:table-cell table:style-name="Tabelle2.A2" office:value-type="string">
            <text:p text:style-name="Text_20_body">Sterling K. Brown</text:p>
          </table:table-cell>
          <table:table-cell table:style-name="Tabelle2.B811" office:value-type="string">
            <text:p text:style-name="Text_20_body"><text:s/>aktor</text:p>
          </table:table-cell>
        </table:table-row>
        <table:table-row>
          <table:table-cell table:style-name="Tabelle2.A2" office:value-type="string">
            <text:p text:style-name="Text_20_body">Millie Bobby Brown</text:p>
          </table:table-cell>
          <table:table-cell table:style-name="Tabelle2.B811" office:value-type="string">
            <text:p text:style-name="Text_20_body"><text:s/>aktorka</text:p>
          </table:table-cell>
        </table:table-row>
        <table:table-row>
          <table:table-cell table:style-name="Tabelle2.A2" office:value-type="string">
            <text:p text:style-name="Text_20_body">Kehinde Wiley</text:p>
          </table:table-cell>
          <table:table-cell table:style-name="Tabelle2.B811" office:value-type="string">
            <text:p text:style-name="Text_20_body"><text:s/>malarz</text:p>
          </table:table-cell>
        </table:table-row>
        <table:table-row>
          <table:table-cell table:style-name="Tabelle2.A2" office:value-type="string">
            <text:p text:style-name="Text_20_body">Christian Siriano</text:p>
          </table:table-cell>
          <table:table-cell table:style-name="Tabelle2.B811" office:value-type="string">
            <text:p text:style-name="Text_20_body"><text:s/>projektant mody</text:p>
          </table:table-cell>
        </table:table-row>
        <table:table-row>
          <table:table-cell table:style-name="Tabelle2.A2" office:value-type="string">
            <text:p text:style-name="Text_20_body">Lena Waithe</text:p>
          </table:table-cell>
          <table:table-cell table:style-name="Tabelle2.B811" office:value-type="string">
            <text:p text:style-name="Text_20_body"><text:s/>aktorka</text:p>
          </table:table-cell>
        </table:table-row>
        <table:table-row>
          <table:table-cell table:style-name="Tabelle2.A2" office:value-type="string">
            <text:p text:style-name="Text_20_body">Greta Gerwig</text:p>
          </table:table-cell>
          <table:table-cell table:style-name="Tabelle2.B811" office:value-type="string">
            <text:p text:style-name="Text_20_body"><text:s/>aktorka</text:p>
          </table:table-cell>
        </table:table-row>
        <table:table-row>
          <table:table-cell table:style-name="Tabelle2.A2" office:value-type="string">
            <text:p text:style-name="Text_20_body">Roseanne Barr</text:p>
          </table:table-cell>
          <table:table-cell table:style-name="Tabelle2.B811" office:value-type="string">
            <text:p text:style-name="Text_20_body"><text:s/>aktorka</text:p>
          </table:table-cell>
        </table:table-row>
        <table:table-row>
          <table:table-cell table:style-name="Tabelle2.A2" office:value-type="string">
            <text:p text:style-name="Text_20_body">Shawn Mendes</text:p>
          </table:table-cell>
          <table:table-cell table:style-name="Tabelle2.B811" office:value-type="string">
            <text:p text:style-name="Text_20_body"><text:s/>wokalista</text:p>
          </table:table-cell>
        </table:table-row>
        <table:table-row>
          <table:table-cell table:style-name="Tabelle2.A2" office:value-type="string">
            <text:p text:style-name="Text_20_body">Guillermo del Toro</text:p>
          </table:table-cell>
          <table:table-cell table:style-name="Tabelle2.B811" office:value-type="string">
            <text:p text:style-name="Text_20_body"><text:s/>reżyser filmowy</text:p>
          </table:table-cell>
        </table:table-row>
        <table:table-row>
          <table:table-cell table:style-name="Tabelle2.A2" office:value-type="string">
            <text:p text:style-name="Text_20_body">Deepika Padukone</text:p>
          </table:table-cell>
          <table:table-cell table:style-name="Tabelle2.B811" office:value-type="string">
            <text:p text:style-name="Text_20_body"><text:s/>modelka</text:p>
          </table:table-cell>
        </table:table-row>
        <table:table-row>
          <table:table-cell table:style-name="Tabelle2.A2" office:value-type="string">
            <text:p text:style-name="Text_20_body">JR</text:p>
          </table:table-cell>
          <table:table-cell table:style-name="Tabelle2.B811" office:value-type="string">
            <text:p text:style-name="Text_20_body"><text:s/>fotograf</text:p>
          </table:table-cell>
        </table:table-row>
        <table:table-row>
          <table:table-cell table:style-name="Tabelle2.A2" office:value-type="string">
            <text:p text:style-name="Text_20_body">Jimmy Kimmel</text:p>
          </table:table-cell>
          <table:table-cell table:style-name="Tabelle2.B811" office:value-type="string">
            <text:p text:style-name="Text_20_body"><text:s/>prowadzący talk-show, producent telewizyjny<text:soft-page-break/></text:p>
          </table:table-cell>
        </table:table-row>
        <table:table-row>
          <table:table-cell table:style-name="Tabelle2.A2" office:value-type="string">
            <text:p text:style-name="Text_20_body">Judy Chicago</text:p>
          </table:table-cell>
          <table:table-cell table:style-name="Tabelle2.B811" office:value-type="string">
            <text:p text:style-name="Text_20_body"><text:s/>amerykańska artystka, pisarka i feministka</text:p>
          </table:table-cell>
        </table:table-row>
        <table:table-row>
          <table:table-cell table:style-name="Tabelle2.A901" office:value-type="string">
            <text:p text:style-name="Text_20_body">John Krasinski</text:p>
          </table:table-cell>
          <table:table-cell table:style-name="Tabelle2.B901" office:value-type="string">
            <text:p text:style-name="Text_20_body"><text:s/>aktor</text:p>
          </table:table-cell>
        </table:table-row>
        <table:table-row>
          <table:table-cell table:style-name="Tabelle2.A1" office:value-type="string">
            <text:p text:style-name="Text_20_body">Dawid Ben Gurion</text:p>
          </table:table-cell>
          <table:table-cell table:style-name="Tabelle2.B1" office:value-type="string">
            <text:p text:style-name="Text_20_body"/>
          </table:table-cell>
        </table:table-row>
        <table:table-row>
          <table:table-cell table:style-name="Tabelle2.A2" office:value-type="string">
            <text:p text:style-name="Text_20_body">H<text:span text:style-name="T1">o</text:span> Ch<text:span text:style-name="T1">i</text:span> Minh</text:p>
          </table:table-cell>
          <table:table-cell table:style-name="Tabelle2.B2" office:value-type="string">
            <text:p text:style-name="Text_20_body"/>
          </table:table-cell>
        </table:table-row>
        <table:table-row>
          <table:table-cell table:style-name="Tabelle2.A2" office:value-type="string">
            <text:p text:style-name="Text_20_body">Ajatollah Ruhollah Chomejni</text:p>
          </table:table-cell>
          <table:table-cell table:style-name="Tabelle2.B2" office:value-type="string">
            <text:p text:style-name="Text_20_body"/>
          </table:table-cell>
        </table:table-row>
        <table:table-row>
          <table:table-cell table:style-name="Tabelle2.A2" office:value-type="string">
            <text:p text:style-name="Text_20_body">Winston Churchill</text:p>
          </table:table-cell>
          <table:table-cell table:style-name="Tabelle2.B2" office:value-type="string">
            <text:p text:style-name="Text_20_body"/>
          </table:table-cell>
        </table:table-row>
        <table:table-row>
          <table:table-cell table:style-name="Tabelle2.A2" office:value-type="string">
            <text:p text:style-name="Text_20_body">Mahatma Gandhi</text:p>
          </table:table-cell>
          <table:table-cell table:style-name="Tabelle2.B2" office:value-type="string">
            <text:p text:style-name="Text_20_body"/>
          </table:table-cell>
        </table:table-row>
        <table:table-row>
          <table:table-cell table:style-name="Tabelle2.A2" office:value-type="string">
            <text:p text:style-name="Text_20_body">Michaił Gorbaczow</text:p>
          </table:table-cell>
          <table:table-cell table:style-name="Tabelle2.B2" office:value-type="string">
            <text:p text:style-name="Text_20_body"/>
          </table:table-cell>
        </table:table-row>
        <table:table-row>
          <table:table-cell table:style-name="Tabelle2.A2" office:value-type="string">
            <text:p text:style-name="Text_20_body">Adolf Hitler</text:p>
          </table:table-cell>
          <table:table-cell table:style-name="Tabelle2.B2" office:value-type="string">
            <text:p text:style-name="Text_20_body"/>
          </table:table-cell>
        </table:table-row>
        <table:table-row>
          <table:table-cell table:style-name="Tabelle2.A2" office:value-type="string">
            <text:p text:style-name="Text_20_body">Martin Luther King</text:p>
          </table:table-cell>
          <table:table-cell table:style-name="Tabelle2.B2" office:value-type="string">
            <text:p text:style-name="Text_20_body"/>
          </table:table-cell>
        </table:table-row>
        <table:table-row>
          <table:table-cell table:style-name="Tabelle2.A2" office:value-type="string">
            <text:p text:style-name="Text_20_body">Włodzimierz Lenin</text:p>
          </table:table-cell>
          <table:table-cell table:style-name="Tabelle2.B2" office:value-type="string">
            <text:p text:style-name="Text_20_body"/>
          </table:table-cell>
        </table:table-row>
        <table:table-row>
          <table:table-cell table:style-name="Tabelle2.A2" office:value-type="string">
            <text:p text:style-name="Text_20_body">Nelson Mandela</text:p>
          </table:table-cell>
          <table:table-cell table:style-name="Tabelle2.B2" office:value-type="string">
            <text:p text:style-name="Text_20_body"/>
          </table:table-cell>
        </table:table-row>
        <table:table-row>
          <table:table-cell table:style-name="Tabelle2.A2" office:value-type="string">
            <text:p text:style-name="Text_20_body">Jan Paweł II</text:p>
          </table:table-cell>
          <table:table-cell table:style-name="Tabelle2.B2" office:value-type="string">
            <text:p text:style-name="Text_20_body"/>
          </table:table-cell>
        </table:table-row>
        <table:table-row>
          <table:table-cell table:style-name="Tabelle2.A2" office:value-type="string">
            <text:p text:style-name="Text_20_body">Ronald Reagan</text:p>
          </table:table-cell>
          <table:table-cell table:style-name="Tabelle2.B2" office:value-type="string">
            <text:p text:style-name="Text_20_body"/>
          </table:table-cell>
        </table:table-row>
        <table:table-row>
          <table:table-cell table:style-name="Tabelle2.A2" office:value-type="string">
            <text:p text:style-name="Text_20_body">Eleanor Roosevelt</text:p>
          </table:table-cell>
          <table:table-cell table:style-name="Tabelle2.B2" office:value-type="string">
            <text:p text:style-name="Text_20_body"/>
          </table:table-cell>
        </table:table-row>
        <table:table-row>
          <table:table-cell table:style-name="Tabelle2.A2" office:value-type="string">
            <text:p text:style-name="Text_20_body">Franklin Delano Roosevelt</text:p>
          </table:table-cell>
          <table:table-cell table:style-name="Tabelle2.B2" office:value-type="string">
            <text:p text:style-name="Text_20_body"/>
          </table:table-cell>
        </table:table-row>
        <table:table-row>
          <table:table-cell table:style-name="Tabelle2.A2" office:value-type="string">
            <text:p text:style-name="Text_20_body">Theodore Roosevelt</text:p>
          </table:table-cell>
          <table:table-cell table:style-name="Tabelle2.B2" office:value-type="string">
            <text:p text:style-name="Text_20_body"/>
          </table:table-cell>
        </table:table-row>
        <table:table-row>
          <table:table-cell table:style-name="Tabelle2.A2" office:value-type="string">
            <text:p text:style-name="Text_20_body">Margaret Thatcher</text:p>
          </table:table-cell>
          <table:table-cell table:style-name="Tabelle2.B2" office:value-type="string">
            <text:p text:style-name="Text_20_body"/>
          </table:table-cell>
        </table:table-row>
        <table:table-row>
          <table:table-cell table:style-name="Tabelle2.A2" office:value-type="string">
            <text:p text:style-name="Text_20_body">Nieznany Buntownik</text:p>
          </table:table-cell>
          <table:table-cell table:style-name="Tabelle2.B2" office:value-type="string">
            <text:p text:style-name="Text_20_body"/>
          </table:table-cell>
        </table:table-row>
        <table:table-row>
          <table:table-cell table:style-name="Tabelle2.A2" office:value-type="string">
            <text:p text:style-name="Text_20_body">Margaret Sanger</text:p>
          </table:table-cell>
          <table:table-cell table:style-name="Tabelle2.B2" office:value-type="string">
            <text:p text:style-name="Text_20_body"/>
          </table:table-cell>
        </table:table-row>
        <table:table-row>
          <table:table-cell table:style-name="Tabelle2.A2" office:value-type="string">
            <text:p text:style-name="Text_20_body">Lech Wałęsa</text:p>
          </table:table-cell>
          <table:table-cell table:style-name="Tabelle2.B2" office:value-type="string">
            <text:p text:style-name="Text_20_body"/>
          </table:table-cell>
        </table:table-row>
        <table:table-row>
          <table:table-cell table:style-name="Tabelle2.A2" office:value-type="string">
            <text:p text:style-name="Text_20_body">Mao Zedong</text:p>
          </table:table-cell>
          <table:table-cell table:style-name="Tabelle2.B2" office:value-type="string">
            <text:p text:style-name="Text_20_body"/>
          </table:table-cell>
        </table:table-row>
        <table:table-row>
          <table:table-cell table:style-name="Tabelle2.A2" office:value-type="string">
            <text:p text:style-name="Text_20_body">Louis Armstrong</text:p>
          </table:table-cell>
          <table:table-cell table:style-name="Tabelle2.B2" office:value-type="string">
            <text:p text:style-name="Text_20_body"/>
          </table:table-cell>
        </table:table-row>
        <table:table-row>
          <table:table-cell table:style-name="Tabelle2.A2" office:value-type="string">
            <text:p text:style-name="Text_20_body">Lucille Ball</text:p>
          </table:table-cell>
          <table:table-cell table:style-name="Tabelle2.B2" office:value-type="string">
            <text:p text:style-name="Text_20_body"/>
          </table:table-cell>
        </table:table-row>
        <table:table-row>
          <table:table-cell table:style-name="Tabelle2.A2" office:value-type="string">
            <text:p text:style-name="Text_20_body">The Beatles</text:p>
          </table:table-cell>
          <table:table-cell table:style-name="Tabelle2.B2" office:value-type="string">
            <text:p text:style-name="Text_20_body"/>
          </table:table-cell>
        </table:table-row>
        <table:table-row>
          <table:table-cell table:style-name="Tabelle2.A2" office:value-type="string">
            <text:p text:style-name="Text_20_body">Marlon Brando</text:p>
          </table:table-cell>
          <table:table-cell table:style-name="Tabelle2.B2" office:value-type="string">
            <text:p text:style-name="Text_20_body"/>
          </table:table-cell>
        </table:table-row>
        <text:soft-page-break/>
        <table:table-row>
          <table:table-cell table:style-name="Tabelle2.A2" office:value-type="string">
            <text:p text:style-name="Text_20_body">Coco Chanel</text:p>
          </table:table-cell>
          <table:table-cell table:style-name="Tabelle2.B2" office:value-type="string">
            <text:p text:style-name="Text_20_body"/>
          </table:table-cell>
        </table:table-row>
        <table:table-row>
          <table:table-cell table:style-name="Tabelle2.A2" office:value-type="string">
            <text:p text:style-name="Text_20_body">Charlie Chaplin</text:p>
          </table:table-cell>
          <table:table-cell table:style-name="Tabelle2.B2" office:value-type="string">
            <text:p text:style-name="Text_20_body"/>
          </table:table-cell>
        </table:table-row>
        <table:table-row>
          <table:table-cell table:style-name="Tabelle2.A2" office:value-type="string">
            <text:p text:style-name="Text_20_body">Le Corbusier</text:p>
          </table:table-cell>
          <table:table-cell table:style-name="Tabelle2.B2" office:value-type="string">
            <text:p text:style-name="Text_20_body"/>
          </table:table-cell>
        </table:table-row>
        <table:table-row>
          <table:table-cell table:style-name="Tabelle2.A2" office:value-type="string">
            <text:p text:style-name="Text_20_body">Bob Dylan</text:p>
          </table:table-cell>
          <table:table-cell table:style-name="Tabelle2.B2" office:value-type="string">
            <text:p text:style-name="Text_20_body"/>
          </table:table-cell>
        </table:table-row>
        <table:table-row>
          <table:table-cell table:style-name="Tabelle2.A2" office:value-type="string">
            <text:p text:style-name="Text_20_body">Thomas Stearns Eliot</text:p>
          </table:table-cell>
          <table:table-cell table:style-name="Tabelle2.B2" office:value-type="string">
            <text:p text:style-name="Text_20_body"/>
          </table:table-cell>
        </table:table-row>
        <table:table-row>
          <table:table-cell table:style-name="Tabelle2.A2" office:value-type="string">
            <text:p text:style-name="Text_20_body">Aretha Franklin</text:p>
          </table:table-cell>
          <table:table-cell table:style-name="Tabelle2.B2" office:value-type="string">
            <text:p text:style-name="Text_20_body"/>
          </table:table-cell>
        </table:table-row>
        <table:table-row>
          <table:table-cell table:style-name="Tabelle2.A2" office:value-type="string">
            <text:p text:style-name="Text_20_body">Martha Graham</text:p>
          </table:table-cell>
          <table:table-cell table:style-name="Tabelle2.B2" office:value-type="string">
            <text:p text:style-name="Text_20_body"/>
          </table:table-cell>
        </table:table-row>
        <table:table-row>
          <table:table-cell table:style-name="Tabelle2.A2" office:value-type="string">
            <text:p text:style-name="Text_20_body">Jim Henson</text:p>
          </table:table-cell>
          <table:table-cell table:style-name="Tabelle2.B2" office:value-type="string">
            <text:p text:style-name="Text_20_body"/>
          </table:table-cell>
        </table:table-row>
        <table:table-row>
          <table:table-cell table:style-name="Tabelle2.A2" office:value-type="string">
            <text:p text:style-name="Text_20_body">James Joyce</text:p>
          </table:table-cell>
          <table:table-cell table:style-name="Tabelle2.B2" office:value-type="string">
            <text:p text:style-name="Text_20_body"/>
          </table:table-cell>
        </table:table-row>
        <table:table-row>
          <table:table-cell table:style-name="Tabelle2.A2" office:value-type="string">
            <text:p text:style-name="Text_20_body">Pablo Picasso</text:p>
          </table:table-cell>
          <table:table-cell table:style-name="Tabelle2.B2" office:value-type="string">
            <text:p text:style-name="Text_20_body"/>
          </table:table-cell>
        </table:table-row>
        <table:table-row>
          <table:table-cell table:style-name="Tabelle2.A2" office:value-type="string">
            <text:p text:style-name="Text_20_body">Frank Sinatra</text:p>
          </table:table-cell>
          <table:table-cell table:style-name="Tabelle2.B2" office:value-type="string">
            <text:p text:style-name="Text_20_body"/>
          </table:table-cell>
        </table:table-row>
        <table:table-row>
          <table:table-cell table:style-name="Tabelle2.A2" office:value-type="string">
            <text:p text:style-name="Text_20_body">Steven Spielberg</text:p>
          </table:table-cell>
          <table:table-cell table:style-name="Tabelle2.B2" office:value-type="string">
            <text:p text:style-name="Text_20_body"/>
          </table:table-cell>
        </table:table-row>
        <table:table-row>
          <table:table-cell table:style-name="Tabelle2.A2" office:value-type="string">
            <text:p text:style-name="Text_20_body">Igor Strawinski</text:p>
          </table:table-cell>
          <table:table-cell table:style-name="Tabelle2.B2" office:value-type="string">
            <text:p text:style-name="Text_20_body"/>
          </table:table-cell>
        </table:table-row>
        <table:table-row>
          <table:table-cell table:style-name="Tabelle2.A2" office:value-type="string">
            <text:p text:style-name="Text_20_body">Oprah Winfrey</text:p>
          </table:table-cell>
          <table:table-cell table:style-name="Tabelle2.B2" office:value-type="string">
            <text:p text:style-name="Text_20_body"/>
          </table:table-cell>
        </table:table-row>
        <table:table-row>
          <table:table-cell table:style-name="Tabelle2.A2" office:value-type="string">
            <text:p text:style-name="Text_20_body">Stephen David Bechtel</text:p>
          </table:table-cell>
          <table:table-cell table:style-name="Tabelle2.B2" office:value-type="string">
            <text:p text:style-name="Text_20_body"/>
          </table:table-cell>
        </table:table-row>
        <table:table-row>
          <table:table-cell table:style-name="Tabelle2.A2" office:value-type="string">
            <text:p text:style-name="Text_20_body">Leo Burnett</text:p>
          </table:table-cell>
          <table:table-cell table:style-name="Tabelle2.B2" office:value-type="string">
            <text:p text:style-name="Text_20_body"/>
          </table:table-cell>
        </table:table-row>
        <table:table-row>
          <table:table-cell table:style-name="Tabelle2.A2" office:value-type="string">
            <text:p text:style-name="Text_20_body">Willis Carrier</text:p>
          </table:table-cell>
          <table:table-cell table:style-name="Tabelle2.B2" office:value-type="string">
            <text:p text:style-name="Text_20_body"/>
          </table:table-cell>
        </table:table-row>
        <table:table-row>
          <table:table-cell table:style-name="Tabelle2.A2" office:value-type="string">
            <text:p text:style-name="Text_20_body">Walt Disney</text:p>
          </table:table-cell>
          <table:table-cell table:style-name="Tabelle2.B2" office:value-type="string">
            <text:p text:style-name="Text_20_body"/>
          </table:table-cell>
        </table:table-row>
        <table:table-row>
          <table:table-cell table:style-name="Tabelle2.A2" office:value-type="string">
            <text:p text:style-name="Text_20_body">Henry Ford</text:p>
          </table:table-cell>
          <table:table-cell table:style-name="Tabelle2.B2" office:value-type="string">
            <text:p text:style-name="Text_20_body"/>
          </table:table-cell>
        </table:table-row>
        <table:table-row>
          <table:table-cell table:style-name="Tabelle2.A2" office:value-type="string">
            <text:p text:style-name="Text_20_body">Bill Gates</text:p>
          </table:table-cell>
          <table:table-cell table:style-name="Tabelle2.B2" office:value-type="string">
            <text:p text:style-name="Text_20_body"/>
          </table:table-cell>
        </table:table-row>
        <table:table-row>
          <table:table-cell table:style-name="Tabelle2.A2" office:value-type="string">
            <text:p text:style-name="Text_20_body">Amadeo Giannini</text:p>
          </table:table-cell>
          <table:table-cell table:style-name="Tabelle2.B2" office:value-type="string">
            <text:p text:style-name="Text_20_body"/>
          </table:table-cell>
        </table:table-row>
        <table:table-row>
          <table:table-cell table:style-name="Tabelle2.A2" office:value-type="string">
            <text:p text:style-name="Text_20_body">Ray Kroc</text:p>
          </table:table-cell>
          <table:table-cell table:style-name="Tabelle2.B2" office:value-type="string">
            <text:p text:style-name="Text_20_body"/>
          </table:table-cell>
        </table:table-row>
        <table:table-row>
          <table:table-cell table:style-name="Tabelle2.A2" office:value-type="string">
            <text:p text:style-name="Text_20_body">Estée Lauder</text:p>
          </table:table-cell>
          <table:table-cell table:style-name="Tabelle2.B2" office:value-type="string">
            <text:p text:style-name="Text_20_body"/>
          </table:table-cell>
        </table:table-row>
        <table:table-row>
          <table:table-cell table:style-name="Tabelle2.A2" office:value-type="string">
            <text:p text:style-name="Text_20_body">William Levitt</text:p>
          </table:table-cell>
          <table:table-cell table:style-name="Tabelle2.B2" office:value-type="string">
            <text:p text:style-name="Text_20_body"/>
          </table:table-cell>
        </table:table-row>
        <table:table-row>
          <table:table-cell table:style-name="Tabelle2.A2" office:value-type="string">
            <text:p text:style-name="Text_20_body">Lucky Luciano</text:p>
          </table:table-cell>
          <table:table-cell table:style-name="Tabelle2.B2" office:value-type="string">
            <text:p text:style-name="Text_20_body"/>
          </table:table-cell>
        </table:table-row>
        <table:table-row>
          <table:table-cell table:style-name="Tabelle2.A2" office:value-type="string">
            <text:p text:style-name="Text_20_body">Louis Burt Mayer</text:p>
          </table:table-cell>
          <table:table-cell table:style-name="Tabelle2.B2" office:value-type="string">
            <text:p text:style-name="Text_20_body"/>
          </table:table-cell>
        </table:table-row>
        <table:table-row>
          <table:table-cell table:style-name="Tabelle2.A2" office:value-type="string">
            <text:p text:style-name="Text_20_body">Charles Merrill</text:p>
          </table:table-cell>
          <table:table-cell table:style-name="Tabelle2.B2" office:value-type="string">
            <text:p text:style-name="Text_20_body"/>
          </table:table-cell>
        </table:table-row>
        <text:soft-page-break/>
        <table:table-row>
          <table:table-cell table:style-name="Tabelle2.A2" office:value-type="string">
            <text:p text:style-name="Text_20_body">Akio Morita</text:p>
          </table:table-cell>
          <table:table-cell table:style-name="Tabelle2.B2" office:value-type="string">
            <text:p text:style-name="Text_20_body"/>
          </table:table-cell>
        </table:table-row>
        <table:table-row>
          <table:table-cell table:style-name="Tabelle2.A2" office:value-type="string">
            <text:p text:style-name="Text_20_body">Walter Reuther</text:p>
          </table:table-cell>
          <table:table-cell table:style-name="Tabelle2.B2" office:value-type="string">
            <text:p text:style-name="Text_20_body"/>
          </table:table-cell>
        </table:table-row>
        <table:table-row>
          <table:table-cell table:style-name="Tabelle2.A2" office:value-type="string">
            <text:p text:style-name="Text_20_body">Pete Rozelle</text:p>
          </table:table-cell>
          <table:table-cell table:style-name="Tabelle2.B2" office:value-type="string">
            <text:p text:style-name="Text_20_body"/>
          </table:table-cell>
        </table:table-row>
        <table:table-row>
          <table:table-cell table:style-name="Tabelle2.A2" office:value-type="string">
            <text:p text:style-name="Text_20_body">David Sarnoff</text:p>
          </table:table-cell>
          <table:table-cell table:style-name="Tabelle2.B2" office:value-type="string">
            <text:p text:style-name="Text_20_body"/>
          </table:table-cell>
        </table:table-row>
        <table:table-row>
          <table:table-cell table:style-name="Tabelle2.A2" office:value-type="string">
            <text:p text:style-name="Text_20_body">Juan Trippe</text:p>
          </table:table-cell>
          <table:table-cell table:style-name="Tabelle2.B2" office:value-type="string">
            <text:p text:style-name="Text_20_body"/>
          </table:table-cell>
        </table:table-row>
        <table:table-row>
          <table:table-cell table:style-name="Tabelle2.A2" office:value-type="string">
            <text:p text:style-name="Text_20_body">Sam Walton</text:p>
          </table:table-cell>
          <table:table-cell table:style-name="Tabelle2.B2" office:value-type="string">
            <text:p text:style-name="Text_20_body"/>
          </table:table-cell>
        </table:table-row>
        <table:table-row>
          <table:table-cell table:style-name="Tabelle2.A2" office:value-type="string">
            <text:p text:style-name="Text_20_body">Thomas John Watson</text:p>
          </table:table-cell>
          <table:table-cell table:style-name="Tabelle2.B2" office:value-type="string">
            <text:p text:style-name="Text_20_body"/>
          </table:table-cell>
        </table:table-row>
        <table:table-row>
          <table:table-cell table:style-name="Tabelle2.A2" office:value-type="string">
            <text:p text:style-name="Text_20_body">Leo Baekeland</text:p>
          </table:table-cell>
          <table:table-cell table:style-name="Tabelle2.B2" office:value-type="string">
            <text:p text:style-name="Text_20_body"/>
          </table:table-cell>
        </table:table-row>
        <table:table-row>
          <table:table-cell table:style-name="Tabelle2.A2" office:value-type="string">
            <text:p text:style-name="Text_20_body">Tim Berners-Lee</text:p>
          </table:table-cell>
          <table:table-cell table:style-name="Tabelle2.B2" office:value-type="string">
            <text:p text:style-name="Text_20_body"/>
          </table:table-cell>
        </table:table-row>
        <table:table-row>
          <table:table-cell table:style-name="Tabelle2.A2" office:value-type="string">
            <text:p text:style-name="Text_20_body">Rachel Carson</text:p>
          </table:table-cell>
          <table:table-cell table:style-name="Tabelle2.B2" office:value-type="string">
            <text:p text:style-name="Text_20_body"/>
          </table:table-cell>
        </table:table-row>
        <table:table-row>
          <table:table-cell table:style-name="Tabelle2.A2" office:value-type="string">
            <text:p text:style-name="Text_20_body">Francis Crick &amp; James Watson</text:p>
          </table:table-cell>
          <table:table-cell table:style-name="Tabelle2.B2" office:value-type="string">
            <text:p text:style-name="Text_20_body"/>
          </table:table-cell>
        </table:table-row>
        <table:table-row>
          <table:table-cell table:style-name="Tabelle2.A2" office:value-type="string">
            <text:p text:style-name="Text_20_body">Albert Einstein</text:p>
          </table:table-cell>
          <table:table-cell table:style-name="Tabelle2.B2" office:value-type="string">
            <text:p text:style-name="Text_20_body"/>
          </table:table-cell>
        </table:table-row>
        <table:table-row>
          <table:table-cell table:style-name="Tabelle2.A2" office:value-type="string">
            <text:p text:style-name="Text_20_body">Philo Farnsworth</text:p>
          </table:table-cell>
          <table:table-cell table:style-name="Tabelle2.B2" office:value-type="string">
            <text:p text:style-name="Text_20_body"/>
          </table:table-cell>
        </table:table-row>
        <table:table-row>
          <table:table-cell table:style-name="Tabelle2.A2" office:value-type="string">
            <text:p text:style-name="Text_20_body">Enrico Fermi</text:p>
          </table:table-cell>
          <table:table-cell table:style-name="Tabelle2.B2" office:value-type="string">
            <text:p text:style-name="Text_20_body"/>
          </table:table-cell>
        </table:table-row>
        <table:table-row>
          <table:table-cell table:style-name="Tabelle2.A2" office:value-type="string">
            <text:p text:style-name="Text_20_body">Alexander Fleming</text:p>
          </table:table-cell>
          <table:table-cell table:style-name="Tabelle2.B2" office:value-type="string">
            <text:p text:style-name="Text_20_body"/>
          </table:table-cell>
        </table:table-row>
        <table:table-row>
          <table:table-cell table:style-name="Tabelle2.A2" office:value-type="string">
            <text:p text:style-name="Text_20_body">Sigmund Freud</text:p>
          </table:table-cell>
          <table:table-cell table:style-name="Tabelle2.B2" office:value-type="string">
            <text:p text:style-name="Text_20_body"/>
          </table:table-cell>
        </table:table-row>
        <table:table-row>
          <table:table-cell table:style-name="Tabelle2.A2" office:value-type="string">
            <text:p text:style-name="Text_20_body">Robert Goddard</text:p>
          </table:table-cell>
          <table:table-cell table:style-name="Tabelle2.B2" office:value-type="string">
            <text:p text:style-name="Text_20_body"/>
          </table:table-cell>
        </table:table-row>
        <table:table-row>
          <table:table-cell table:style-name="Tabelle2.A2" office:value-type="string">
            <text:p text:style-name="Text_20_body">Kurt Gödel</text:p>
          </table:table-cell>
          <table:table-cell table:style-name="Tabelle2.B2" office:value-type="string">
            <text:p text:style-name="Text_20_body"/>
          </table:table-cell>
        </table:table-row>
        <table:table-row>
          <table:table-cell table:style-name="Tabelle2.A2" office:value-type="string">
            <text:p text:style-name="Text_20_body">Edwin Hubble</text:p>
          </table:table-cell>
          <table:table-cell table:style-name="Tabelle2.B2" office:value-type="string">
            <text:p text:style-name="Text_20_body"/>
          </table:table-cell>
        </table:table-row>
        <table:table-row>
          <table:table-cell table:style-name="Tabelle2.A2" office:value-type="string">
            <text:p text:style-name="Text_20_body">John Maynard Keynes</text:p>
          </table:table-cell>
          <table:table-cell table:style-name="Tabelle2.B2" office:value-type="string">
            <text:p text:style-name="Text_20_body"/>
          </table:table-cell>
        </table:table-row>
        <table:table-row>
          <table:table-cell table:style-name="Tabelle2.A2" office:value-type="string">
            <text:p text:style-name="Text_20_body">Jean Piaget</text:p>
          </table:table-cell>
          <table:table-cell table:style-name="Tabelle2.B2" office:value-type="string">
            <text:p text:style-name="Text_20_body"/>
          </table:table-cell>
        </table:table-row>
        <table:table-row>
          <table:table-cell table:style-name="Tabelle2.A2" office:value-type="string">
            <text:p text:style-name="Text_20_body">Jonas Salk</text:p>
          </table:table-cell>
          <table:table-cell table:style-name="Tabelle2.B2" office:value-type="string">
            <text:p text:style-name="Text_20_body"/>
          </table:table-cell>
        </table:table-row>
        <table:table-row>
          <table:table-cell table:style-name="Tabelle2.A2" office:value-type="string">
            <text:p text:style-name="Text_20_body">Alan Turing</text:p>
          </table:table-cell>
          <table:table-cell table:style-name="Tabelle2.B2" office:value-type="string">
            <text:p text:style-name="Text_20_body"/>
          </table:table-cell>
        </table:table-row>
        <table:table-row>
          <table:table-cell table:style-name="Tabelle2.A2" office:value-type="string">
            <text:p text:style-name="Text_20_body">Ludwig Wittgenstein</text:p>
          </table:table-cell>
          <table:table-cell table:style-name="Tabelle2.B2" office:value-type="string">
            <text:p text:style-name="Text_20_body"/>
          </table:table-cell>
        </table:table-row>
        <table:table-row>
          <table:table-cell table:style-name="Tabelle2.A2" office:value-type="string">
            <text:p text:style-name="Text_20_body">Bracia Wright</text:p>
          </table:table-cell>
          <table:table-cell table:style-name="Tabelle2.B2" office:value-type="string">
            <text:p text:style-name="Text_20_body"/>
          </table:table-cell>
        </table:table-row>
        <table:table-row>
          <table:table-cell table:style-name="Tabelle2.A2" office:value-type="string">
            <text:p text:style-name="Text_20_body">Muhammad Ali</text:p>
          </table:table-cell>
          <table:table-cell table:style-name="Tabelle2.B2" office:value-type="string">
            <text:p text:style-name="Text_20_body"/>
          </table:table-cell>
        </table:table-row>
        <table:table-row>
          <table:table-cell table:style-name="Tabelle2.A2" office:value-type="string">
            <text:p text:style-name="Text_20_body">Żołnierze Armii USA</text:p>
          </table:table-cell>
          <table:table-cell table:style-name="Tabelle2.B2" office:value-type="string">
            <text:p text:style-name="Text_20_body"/>
          </table:table-cell>
        </table:table-row>
        <text:soft-page-break/>
        <table:table-row>
          <table:table-cell table:style-name="Tabelle2.A2" office:value-type="string">
            <text:p text:style-name="Text_20_body">Diana, księżna Walii</text:p>
          </table:table-cell>
          <table:table-cell table:style-name="Tabelle2.B2" office:value-type="string">
            <text:p text:style-name="Text_20_body"/>
          </table:table-cell>
        </table:table-row>
        <table:table-row>
          <table:table-cell table:style-name="Tabelle2.A2" office:value-type="string">
            <text:p text:style-name="Text_20_body">Anne Frank</text:p>
          </table:table-cell>
          <table:table-cell table:style-name="Tabelle2.B2" office:value-type="string">
            <text:p text:style-name="Text_20_body"/>
          </table:table-cell>
        </table:table-row>
        <table:table-row>
          <table:table-cell table:style-name="Tabelle2.A2" office:value-type="string">
            <text:p text:style-name="Text_20_body">Billy Graham</text:p>
          </table:table-cell>
          <table:table-cell table:style-name="Tabelle2.B2" office:value-type="string">
            <text:p text:style-name="Text_20_body"/>
          </table:table-cell>
        </table:table-row>
        <table:table-row>
          <table:table-cell table:style-name="Tabelle2.A2" office:value-type="string">
            <text:p text:style-name="Text_20_body">Che Guevara</text:p>
          </table:table-cell>
          <table:table-cell table:style-name="Tabelle2.B2" office:value-type="string">
            <text:p text:style-name="Text_20_body"/>
          </table:table-cell>
        </table:table-row>
        <table:table-row>
          <table:table-cell table:style-name="Tabelle2.A2" office:value-type="string">
            <text:p text:style-name="Text_20_body">Edmund Hillary i Tenzing Norgay</text:p>
          </table:table-cell>
          <table:table-cell table:style-name="Tabelle2.B2" office:value-type="string">
            <text:p text:style-name="Text_20_body"/>
          </table:table-cell>
        </table:table-row>
        <table:table-row>
          <table:table-cell table:style-name="Tabelle2.A2" office:value-type="string">
            <text:p text:style-name="Text_20_body">Helen Keller</text:p>
          </table:table-cell>
          <table:table-cell table:style-name="Tabelle2.B2" office:value-type="string">
            <text:p text:style-name="Text_20_body"/>
          </table:table-cell>
        </table:table-row>
        <table:table-row>
          <table:table-cell table:style-name="Tabelle2.A2" office:value-type="string">
            <text:p text:style-name="Text_20_body">John F. Kennedy</text:p>
          </table:table-cell>
          <table:table-cell table:style-name="Tabelle2.B2" office:value-type="string">
            <text:p text:style-name="Text_20_body"/>
          </table:table-cell>
        </table:table-row>
        <table:table-row>
          <table:table-cell table:style-name="Tabelle2.A2" office:value-type="string">
            <text:p text:style-name="Text_20_body">Bruce Lee</text:p>
          </table:table-cell>
          <table:table-cell table:style-name="Tabelle2.B2" office:value-type="string">
            <text:p text:style-name="Text_20_body"/>
          </table:table-cell>
        </table:table-row>
        <table:table-row>
          <table:table-cell table:style-name="Tabelle2.A2" office:value-type="string">
            <text:p text:style-name="Text_20_body">Charles Lindbergh</text:p>
          </table:table-cell>
          <table:table-cell table:style-name="Tabelle2.B2" office:value-type="string">
            <text:p text:style-name="Text_20_body"/>
          </table:table-cell>
        </table:table-row>
        <table:table-row>
          <table:table-cell table:style-name="Tabelle2.A2" office:value-type="string">
            <text:p text:style-name="Text_20_body">Harvey Milk</text:p>
          </table:table-cell>
          <table:table-cell table:style-name="Tabelle2.B2" office:value-type="string">
            <text:p text:style-name="Text_20_body"/>
          </table:table-cell>
        </table:table-row>
        <table:table-row>
          <table:table-cell table:style-name="Tabelle2.A2" office:value-type="string">
            <text:p text:style-name="Text_20_body">Marilyn Monroe</text:p>
          </table:table-cell>
          <table:table-cell table:style-name="Tabelle2.B2" office:value-type="string">
            <text:p text:style-name="Text_20_body"/>
          </table:table-cell>
        </table:table-row>
        <table:table-row>
          <table:table-cell table:style-name="Tabelle2.A2" office:value-type="string">
            <text:p text:style-name="Text_20_body">Matka Teresa z Kalkuty</text:p>
          </table:table-cell>
          <table:table-cell table:style-name="Tabelle2.B2" office:value-type="string">
            <text:p text:style-name="Text_20_body"/>
          </table:table-cell>
        </table:table-row>
        <table:table-row>
          <table:table-cell table:style-name="Tabelle2.A2" office:value-type="string">
            <text:p text:style-name="Text_20_body">Emmeline Pankhurst</text:p>
          </table:table-cell>
          <table:table-cell table:style-name="Tabelle2.B2" office:value-type="string">
            <text:p text:style-name="Text_20_body"/>
          </table:table-cell>
        </table:table-row>
        <table:table-row>
          <table:table-cell table:style-name="Tabelle2.A2" office:value-type="string">
            <text:p text:style-name="Text_20_body">Rosa Parks</text:p>
          </table:table-cell>
          <table:table-cell table:style-name="Tabelle2.B2" office:value-type="string">
            <text:p text:style-name="Text_20_body"/>
          </table:table-cell>
        </table:table-row>
        <table:table-row>
          <table:table-cell table:style-name="Tabelle2.A2" office:value-type="string">
            <text:p text:style-name="Text_20_body">Pelé</text:p>
          </table:table-cell>
          <table:table-cell table:style-name="Tabelle2.B2" office:value-type="string">
            <text:p text:style-name="Text_20_body"/>
          </table:table-cell>
        </table:table-row>
        <table:table-row>
          <table:table-cell table:style-name="Tabelle2.A2" office:value-type="string">
            <text:p text:style-name="Text_20_body">Andriej Sacharow</text:p>
          </table:table-cell>
          <table:table-cell table:style-name="Tabelle2.B2" office:value-type="string">
            <text:p text:style-name="Text_20_body"/>
          </table:table-cell>
        </table:table-row>
        <table:table-row>
          <table:table-cell table:style-name="Tabelle2.A2" office:value-type="string">
            <text:p text:style-name="Text_20_body">Jackie Robinson</text:p>
          </table:table-cell>
          <table:table-cell table:style-name="Tabelle2.B2" office:value-type="string">
            <text:p text:style-name="Text_20_body"/>
          </table:table-cell>
        </table:table-row>
        <table:table-row>
          <table:table-cell table:style-name="Tabelle2.A2" office:value-type="string">
            <text:p text:style-name="Text_20_body">Bill Wilson</text:p>
          </table:table-cell>
          <table:table-cell table:style-name="Tabelle2.B2" office:value-type="string">
            <text:p text:style-name="Text_20_body"/>
          </table:table-cell>
        </table:table-row>
      </table:table>
      <text:p text:style-name="Text_20_body"/>
      <text:p text:style-name="Text_20_body">http://viva.pl/ludzie/newsy/time-lista-100-najbardziej-wplywowych-osob-na-swiecie-113270-r1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ubert Karbowy</meta:initial-creator>
    <meta:creation-date>2018-07-08T12:39:05.810788796</meta:creation-date>
    <dc:date>2018-07-08T13:07:16.143463886</dc:date>
    <dc:creator>Hubert Karbowy</dc:creator>
    <meta:editing-duration>PT7M24S</meta:editing-duration>
    <meta:editing-cycles>2</meta:editing-cycles>
    <meta:generator>LibreOffice/5.4.3.2$Linux_X86_64 LibreOffice_project/40m0$Build-2</meta:generator>
    <meta:document-statistic meta:table-count="1" meta:image-count="0" meta:object-count="0" meta:page-count="29" meta:paragraph-count="1088" meta:word-count="2470" meta:character-count="19457" meta:non-whitespace-character-count="17962"/>
  </office:meta>
</office:document-meta>
</file>